
<file path=META-INF/manifest.xml><?xml version="1.0" encoding="utf-8"?>
<manifest:manifest xmlns:manifest="urn:oasis:names:tc:opendocument:xmlns:manifest:1.0">
  <manifest:file-entry manifest:full-path="Object 1.docx" manifest:media-type="application/vnd.sun.star.oleobject"/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table" style:name="ta1">
      <style:table-properties style:width="17.63cm" fo:margin-left="-0.6227cm" table:align="left"/>
    </style:style>
    <style:style style:family="table-column" style:name="co1">
      <style:table-column-properties style:column-width="17.63cm"/>
    </style:style>
    <style:style style:family="table-row" style:name="ro1">
      <style:table-row-properties/>
    </style:style>
    <style:style style:family="table-cell" style:name="ce1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51">
      <style:text-properties fo:font-family="Arial" style:font-family-complex="Arial"/>
      <style:paragraph-properties fo:text-align="left"/>
    </style:style>
    <style:style style:family="text" style:name="T55">
      <style:text-properties fo:font-family="Arial" style:font-family-complex="Arial"/>
    </style:style>
    <style:style style:parent-style-name="668" style:family="paragraph" style:name="P57">
      <style:paragraph-properties fo:text-align="center"/>
    </style:style>
    <style:style style:family="text" style:name="T56">
      <style:text-properties fo:font-family="Arial" style:font-family-complex="Arial" fo:font-weight="bold"/>
    </style:style>
    <style:style style:family="text" style:name="T57">
      <style:text-properties fo:font-family="Arial" style:font-family-complex="Arial" fo:language="pt" fo:country="BR" fo:font-weight="bold"/>
    </style:style>
    <style:style style:family="text" style:name="T58">
      <style:text-properties fo:font-family="Arial" style:font-family-complex="Arial" fo:language="pt" fo:country="BR" fo:font-weight="bold"/>
    </style:style>
    <style:style style:parent-style-name="668" style:family="paragraph" style:name="P58">
      <style:paragraph-properties fo:text-align="left"/>
    </style:style>
    <style:style style:family="text" style:name="T59">
      <style:text-properties fo:font-family="Arial" style:font-family-asian="Arial" style:font-family-complex="Arial"/>
    </style:style>
    <style:style style:family="text" style:name="T60">
      <style:text-properties fo:font-family="Arial" style:font-family-asian="Arial" style:font-family-complex="Arial"/>
    </style:style>
    <style:style style:parent-style-name="668" style:family="paragraph" style:name="P59">
      <style:text-properties fo:font-family="Arial" style:font-family-complex="Arial"/>
      <style:paragraph-properties fo:text-align="left" fo:margin-left="0cm" fo:margin-right="0cm" fo:text-indent="0.7515cm"/>
    </style:style>
    <style:style style:family="text" style:name="T61">
      <style:text-properties fo:font-family="Arial" style:font-family-complex="Arial"/>
    </style:style>
    <style:style style:family="table" style:name="ta2">
      <style:table-properties style:width="17.72cm" fo:margin-left="-0.7003cm" table:align="left"/>
    </style:style>
    <style:style style:family="table-column" style:name="co2">
      <style:table-column-properties style:column-width="17.72cm"/>
    </style:style>
    <style:style style:family="table-row" style:name="ro2">
      <style:table-row-properties/>
    </style:style>
    <style:style style:family="table-cell" style:name="ce2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60">
      <style:paragraph-properties fo:text-align="left" fo:margin-top="6pt" fo:margin-bottom="6pt"/>
    </style:style>
    <style:style style:family="text" style:name="T62">
      <style:text-properties fo:font-family="Arial" style:font-family-complex="Arial"/>
    </style:style>
    <style:style style:family="text" style:name="T63">
      <style:text-properties fo:font-family="Arial" style:font-family-complex="Arial"/>
    </style:style>
    <style:style style:family="text" style:name="T64">
      <style:text-properties fo:font-family="Arial" style:font-family-complex="Arial"/>
    </style:style>
    <style:style style:family="text" style:name="T65">
      <style:text-properties fo:font-family="Arial" style:font-family-complex="Arial"/>
    </style:style>
    <style:style style:family="text" style:name="T66">
      <style:text-properties fo:font-family="Arial" style:font-family-complex="Arial"/>
    </style:style>
    <style:style style:family="table-row" style:name="ro3">
      <style:table-row-properties/>
    </style:style>
    <style:style style:family="table-cell" style:name="ce3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61">
      <style:paragraph-properties fo:text-align="left" fo:margin-top="6pt" fo:margin-bottom="6pt"/>
    </style:style>
    <style:style style:family="text" style:name="T67">
      <style:text-properties fo:font-family="Arial" style:font-family-complex="Arial"/>
    </style:style>
    <style:style style:family="text" style:name="T68">
      <style:text-properties fo:font-family="Arial" style:font-family-complex="Arial"/>
    </style:style>
    <style:style style:family="table-row" style:name="ro4">
      <style:table-row-properties/>
    </style:style>
    <style:style style:family="table-cell" style:name="ce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62">
      <style:paragraph-properties fo:text-align="left" fo:margin-top="6pt" fo:margin-bottom="6pt"/>
    </style:style>
    <style:style style:family="text" style:name="T69">
      <style:text-properties fo:font-family="Arial" style:font-family-complex="Arial"/>
    </style:style>
    <style:style style:family="text" style:name="T70">
      <style:text-properties fo:font-family="Arial" style:font-family-complex="Arial"/>
    </style:style>
    <style:style style:family="table-row" style:name="ro5">
      <style:table-row-properties/>
    </style:style>
    <style:style style:family="table-cell" style:name="ce5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63">
      <style:paragraph-properties fo:text-align="left" fo:margin-top="6pt" fo:margin-bottom="6pt"/>
    </style:style>
    <style:style style:family="text" style:name="T71">
      <style:text-properties fo:font-family="Arial" style:font-family-complex="Arial"/>
    </style:style>
    <style:style style:family="text" style:name="T72">
      <style:text-properties fo:font-family="Arial" style:font-family-complex="Arial" fo:font-weight="bold"/>
    </style:style>
    <style:style style:family="text" style:name="T73">
      <style:text-properties fo:font-family="Arial" style:font-family-complex="Arial" fo:font-weight="normal"/>
    </style:style>
    <style:style style:family="text" style:name="T74">
      <style:text-properties fo:font-family="Arial" style:font-family-complex="Arial" fo:font-weight="bold"/>
    </style:style>
    <style:style style:family="table-row" style:name="ro6">
      <style:table-row-properties/>
    </style:style>
    <style:style style:family="table-cell" style:name="ce6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64">
      <style:paragraph-properties fo:text-align="left" fo:margin-top="6pt" fo:margin-bottom="6pt"/>
    </style:style>
    <style:style style:family="text" style:name="T75">
      <style:text-properties fo:font-family="Arial" style:font-family-complex="Arial"/>
    </style:style>
    <style:style style:family="text" style:name="T76">
      <style:text-properties fo:font-family="Arial" style:font-family-complex="Arial"/>
    </style:style>
    <style:style style:parent-style-name="668" style:family="paragraph" style:name="P65">
      <style:text-properties fo:font-family="Arial" style:font-family-complex="Arial" fo:font-weight="bold"/>
      <style:paragraph-properties fo:text-align="left"/>
    </style:style>
    <style:style style:family="text" style:name="T77">
      <style:text-properties fo:font-family="Arial" style:font-family-complex="Arial" fo:font-weight="bold"/>
    </style:style>
    <style:style style:parent-style-name="668" style:family="paragraph" style:name="P66">
      <style:text-properties fo:font-family="Arial" style:font-family-complex="Arial" fo:font-weight="bold"/>
      <style:paragraph-properties fo:text-align="left"/>
    </style:style>
    <style:style style:family="text" style:name="T78">
      <style:text-properties fo:font-family="Arial" style:font-family-complex="Arial" fo:font-weight="bold"/>
    </style:style>
    <style:style style:parent-style-name="668" style:family="paragraph" style:name="P67">
      <style:text-properties fo:font-family="Arial" style:font-family-complex="Arial" fo:font-weight="bold"/>
      <style:paragraph-properties fo:text-align="left"/>
    </style:style>
    <style:style style:family="text" style:name="T79">
      <style:text-properties fo:font-family="Arial" style:font-family-complex="Arial" fo:font-weight="bold"/>
    </style:style>
    <style:style style:family="table" style:name="ta3">
      <style:table-properties style:width="17.51cm" fo:margin-left="-0.6227cm" table:align="left"/>
    </style:style>
    <style:style style:family="table-column" style:name="co3">
      <style:table-column-properties style:column-width="17.51cm"/>
    </style:style>
    <style:style style:family="table-row" style:name="ro7">
      <style:table-row-properties/>
    </style:style>
    <style:style style:family="table-cell" style:name="ce7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68">
      <style:paragraph-properties fo:text-align="left" fo:margin-top="6pt" fo:margin-bottom="6pt"/>
    </style:style>
    <style:style style:family="text" style:name="T80">
      <style:text-properties fo:font-family="Arial" style:font-family-complex="Arial" fo:language="pt" fo:country="BR"/>
    </style:style>
    <style:style style:parent-style-name="668" style:family="paragraph" style:name="P69">
      <style:text-properties fo:font-family="Arial" style:font-family-complex="Arial"/>
      <style:paragraph-properties fo:text-align="left"/>
    </style:style>
    <style:style style:family="text" style:name="T81">
      <style:text-properties fo:font-family="Arial" style:font-family-complex="Arial"/>
    </style:style>
    <style:style style:parent-style-name="668" style:family="paragraph" style:name="P70">
      <style:paragraph-properties fo:text-align="left"/>
    </style:style>
    <style:style style:family="text" style:name="T82">
      <style:text-properties fo:font-family="Arial" style:font-family-complex="Arial" fo:font-weight="bold"/>
    </style:style>
    <style:style style:family="text" style:name="T83">
      <style:text-properties fo:font-family="Arial" style:font-family-complex="Arial"/>
    </style:style>
    <style:style style:family="table" style:name="ta4">
      <style:table-properties style:width="18.78cm" fo:margin-left="-1.676cm" table:align="left"/>
    </style:style>
    <style:style style:family="table-column" style:name="co4">
      <style:table-column-properties style:column-width="18.78cm"/>
    </style:style>
    <style:style style:family="table-row" style:name="ro8">
      <style:table-row-properties style:min-row-height="2.154cm"/>
    </style:style>
    <style:style style:family="table-cell" style:name="ce8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71">
      <style:text-properties fo:font-family="Arial" style:font-family-complex="Arial"/>
      <style:paragraph-properties fo:text-align="left"/>
    </style:style>
    <style:style style:family="text" style:name="T84">
      <style:text-properties fo:font-family="Arial" style:font-family-complex="Arial"/>
    </style:style>
    <style:style style:parent-style-name="668" style:family="paragraph" style:name="P72">
      <style:text-properties fo:font-family="Arial" style:font-family-complex="Arial"/>
      <style:paragraph-properties fo:text-align="left"/>
    </style:style>
    <style:style style:family="text" style:name="T85">
      <style:text-properties fo:font-family="Arial" style:font-family-complex="Arial"/>
    </style:style>
    <style:style style:family="text" style:name="T86">
      <style:text-properties fo:font-family="Arial" style:font-family-complex="Arial"/>
    </style:style>
    <style:style style:parent-style-name="668" style:family="paragraph" style:name="P73">
      <style:paragraph-properties fo:text-align="left"/>
    </style:style>
    <style:style style:parent-style-name="668" style:family="paragraph" style:name="P74">
      <style:paragraph-properties fo:text-align="left"/>
    </style:style>
    <style:style style:parent-style-name="668" style:family="paragraph" style:name="P75">
      <style:paragraph-properties fo:text-align="left"/>
    </style:style>
    <style:style style:family="paragraph" style:name="P76">
      <style:paragraph-properties style:line-height-at-least="11.75pt" fo:text-align="justify" fo:margin-left="0cm" fo:margin-right="0cm" fo:text-indent="0cm" fo:margin-top="11pt" fo:margin-bottom="8pt" fo:border="none"/>
    </style:style>
    <style:style style:family="text" style:name="T87">
      <style:text-properties fo:color="#000000" fo:font-family="SimSun" style:font-family-asian="SimSun" style:font-family-complex="SimSun" fo:font-size="11pt"/>
    </style:style>
    <style:style style:family="text" style:name="T88">
      <style:text-properties fo:color="#000000" fo:font-family="SimSun" style:font-family-asian="SimSun" style:font-family-complex="SimSun" fo:font-size="11pt"/>
    </style:style>
    <style:style style:family="text" style:name="T89">
      <style:text-properties fo:color="#000000" fo:font-family="SimSun" style:font-family-asian="SimSun" style:font-family-complex="SimSun" fo:font-size="11pt"/>
    </style:style>
    <style:style style:family="paragraph" style:name="P77">
      <style:paragraph-properties style:line-height-at-least="11.75pt" fo:text-align="justify" fo:margin-left="0cm" fo:margin-right="0cm" fo:text-indent="0cm" fo:margin-top="11pt" fo:margin-bottom="8pt" fo:border="none"/>
    </style:style>
    <style:style style:family="text" style:name="T90">
      <style:text-properties fo:color="#000000" fo:font-family="SimSun" style:font-family-asian="SimSun" style:font-family-complex="SimSun" fo:font-size="11pt"/>
    </style:style>
    <style:style style:family="paragraph" style:name="P78">
      <style:paragraph-properties style:line-height-at-least="11.75pt" fo:text-align="justify" fo:margin-left="0cm" fo:margin-right="0cm" fo:text-indent="0cm" fo:margin-top="11pt" fo:margin-bottom="8pt" fo:border="none"/>
    </style:style>
    <style:style style:family="text" style:name="T91">
      <style:text-properties fo:color="#000000" fo:font-family="SimSun" style:font-family-asian="SimSun" style:font-family-complex="SimSun" fo:font-size="11pt"/>
    </style:style>
    <style:style style:family="text" style:name="T92">
      <style:text-properties fo:color="#000000" fo:font-family="SimSun" style:font-family-asian="SimSun" style:font-family-complex="SimSun" fo:font-size="11pt"/>
    </style:style>
    <style:style style:family="paragraph" style:name="P79">
      <style:text-properties fo:color="#000000" fo:font-family="SimSun" style:font-family-asian="SimSun" style:font-family-complex="SimSun" fo:font-size="11pt"/>
      <style:paragraph-properties style:line-height-at-least="11.75pt" fo:text-align="justify" fo:margin-left="0cm" fo:margin-right="0cm" fo:text-indent="0cm" fo:margin-top="11pt" fo:margin-bottom="8pt" fo:border="none"/>
    </style:style>
    <style:style style:family="text" style:name="T93">
      <style:text-properties fo:color="#000000" fo:font-family="SimSun" style:font-family-asian="SimSun" style:font-family-complex="SimSun" fo:font-size="11pt"/>
    </style:style>
    <style:style style:family="paragraph" style:name="P80">
      <style:text-properties fo:font-size="11pt"/>
      <style:paragraph-properties style:line-height-at-least="11.75pt" fo:text-align="justify" fo:margin-left="0cm" fo:margin-right="0cm" fo:text-indent="0cm" fo:margin-top="11pt" fo:margin-bottom="8pt" fo:border="none"/>
    </style:style>
    <style:style style:family="text" style:name="T94">
      <style:text-properties fo:font-size="11pt"/>
    </style:style>
    <style:style style:family="text" style:name="T95">
      <style:text-properties fo:font-size="11pt"/>
    </style:style>
    <style:style style:family="paragraph" style:name="P81">
      <style:text-properties fo:color="#000000" fo:font-family="SimSun" style:font-family-asian="SimSun" style:font-family-complex="SimSun" fo:font-size="11pt"/>
      <style:paragraph-properties style:line-height-at-least="11.75pt" fo:text-align="justify" fo:margin-left="0cm" fo:margin-right="0cm" fo:text-indent="0cm" fo:margin-top="11pt" fo:margin-bottom="8pt" fo:border="none"/>
    </style:style>
    <style:style style:family="text" style:name="T96">
      <style:text-properties fo:color="#000000" fo:font-family="SimSun" style:font-family-asian="SimSun" style:font-family-complex="SimSun" fo:font-size="11pt"/>
    </style:style>
    <style:style style:family="text" style:name="T97">
      <style:text-properties fo:color="#000000" fo:font-family="SimSun" style:font-family-asian="SimSun" style:font-family-complex="SimSun" fo:font-size="11pt"/>
    </style:style>
    <style:style style:family="text" style:name="T98">
      <style:text-properties fo:color="#000000" fo:font-family="SimSun" style:font-family-asian="SimSun" style:font-family-complex="SimSun" fo:font-size="11pt"/>
    </style:style>
    <style:style style:family="text" style:name="T99">
      <style:text-properties fo:color="#000000" fo:font-family="SimSun" style:font-family-asian="SimSun" style:font-family-complex="SimSun" fo:font-size="11pt"/>
    </style:style>
    <style:style style:family="text" style:name="T100">
      <style:text-properties fo:color="#000000" fo:font-family="SimSun" style:font-family-asian="SimSun" style:font-family-complex="SimSun" fo:font-size="11pt"/>
    </style:style>
    <style:style style:family="text" style:name="T101">
      <style:text-properties fo:color="#000000" fo:font-family="SimSun" style:font-family-asian="SimSun" style:font-family-complex="SimSun" fo:font-size="11pt"/>
    </style:style>
    <style:style style:family="text" style:name="T102">
      <style:text-properties fo:color="#000000" fo:font-family="SimSun" style:font-family-asian="SimSun" style:font-family-complex="SimSun" fo:font-size="11pt"/>
    </style:style>
    <style:style style:family="text" style:name="T103">
      <style:text-properties fo:color="#000000" fo:font-family="SimSun" style:font-family-asian="SimSun" style:font-family-complex="SimSun" fo:font-size="11pt"/>
    </style:style>
    <style:style style:family="text" style:name="T104">
      <style:text-properties fo:color="#000000" fo:font-family="SimSun" style:font-family-asian="SimSun" style:font-family-complex="SimSun" fo:font-size="11pt"/>
    </style:style>
    <style:style style:family="text" style:name="T105">
      <style:text-properties fo:color="#000000" fo:font-family="SimSun" style:font-family-asian="SimSun" style:font-family-complex="SimSun" fo:font-size="11pt"/>
    </style:style>
    <style:style style:family="text" style:name="T106">
      <style:text-properties fo:color="#000000" fo:font-family="SimSun" style:font-family-asian="SimSun" style:font-family-complex="SimSun" fo:font-size="11pt"/>
    </style:style>
    <style:style style:family="text" style:name="T107">
      <style:text-properties fo:color="#000000" fo:font-family="SimSun" style:font-family-asian="SimSun" style:font-family-complex="SimSun" fo:font-size="11pt"/>
    </style:style>
    <style:style style:family="text" style:name="T108">
      <style:text-properties fo:color="#000000" fo:font-family="SimSun" style:font-family-asian="SimSun" style:font-family-complex="SimSun" fo:font-size="11pt"/>
    </style:style>
    <style:style style:family="paragraph" style:name="P82">
      <style:text-properties fo:color="#000000" fo:font-family="SimSun" style:font-family-asian="SimSun" style:font-family-complex="SimSun" fo:font-size="11pt"/>
      <style:paragraph-properties style:line-height-at-least="11.75pt" fo:text-align="justify" fo:margin-left="0cm" fo:margin-right="0cm" fo:text-indent="0cm" fo:margin-top="11pt" fo:margin-bottom="8pt" fo:border="none"/>
    </style:style>
    <style:style style:family="text" style:name="T109">
      <style:text-properties fo:color="#000000" fo:font-family="SimSun" style:font-family-asian="SimSun" style:font-family-complex="SimSun" fo:font-size="11pt"/>
    </style:style>
    <style:style style:family="text" style:name="T110">
      <style:text-properties fo:color="#000000" fo:font-family="Times New Roman" style:font-family-asian="Times New Roman" style:font-family-complex="Times New Roman"/>
    </style:style>
    <style:style style:family="text" style:name="T111">
      <style:text-properties fo:color="#000000" fo:font-family="Times New Roman" style:font-family-asian="Times New Roman" style:font-family-complex="Times New Roman"/>
    </style:style>
    <style:style style:family="text" style:name="T112">
      <style:text-properties fo:color="#000000" fo:font-family="Times New Roman" style:font-family-asian="Times New Roman" style:font-family-complex="Times New Roman"/>
    </style:style>
    <style:style style:family="text" style:name="T113">
      <style:text-properties fo:color="#000000" fo:font-family="Times New Roman" style:font-family-asian="Times New Roman" style:font-family-complex="Times New Roman"/>
    </style:style>
    <style:style style:family="text" style:name="T114">
      <style:text-properties fo:color="#000000" fo:font-family="SimSun" style:font-family-asian="SimSun" style:font-family-complex="SimSun" fo:font-size="11pt"/>
    </style:style>
    <style:style style:family="text" style:name="T115">
      <style:text-properties fo:color="#000000" fo:font-family="SimSun" style:font-family-asian="SimSun" style:font-family-complex="SimSun" fo:font-size="11pt"/>
    </style:style>
    <style:style style:parent-style-name="668" style:family="paragraph" style:name="P83">
      <style:paragraph-properties fo:text-align="left"/>
    </style:style>
    <style:style style:family="text" style:name="T116">
      <style:text-properties fo:font-family="Arial" style:font-family-complex="Arial"/>
    </style:style>
    <style:style style:family="text" style:name="T117">
      <style:text-properties fo:font-family="Arial" style:font-family-complex="Arial"/>
    </style:style>
    <style:style style:parent-style-name="668" style:family="paragraph" style:name="P84">
      <style:text-properties fo:font-weight="bold"/>
      <style:paragraph-properties fo:text-align="left"/>
    </style:style>
    <style:style style:family="text" style:name="T118">
      <style:text-properties fo:font-family="Arial" style:font-family-complex="Arial" fo:font-weight="bold"/>
    </style:style>
    <style:style style:parent-style-name="668" style:family="paragraph" style:name="P85">
      <style:text-properties fo:font-family="Arial" style:font-family-complex="Arial" fo:font-weight="bold"/>
      <style:paragraph-properties fo:text-align="left"/>
    </style:style>
    <style:style style:family="text" style:name="T119">
      <style:text-properties fo:font-family="Arial" style:font-family-complex="Arial" fo:font-weight="bold"/>
    </style:style>
    <style:style style:family="table" style:name="ta5">
      <style:table-properties style:width="17.65cm" fo:margin-left="-0.5698cm" table:align="left"/>
    </style:style>
    <style:style style:family="table-column" style:name="co5">
      <style:table-column-properties style:column-width="17.65cm"/>
    </style:style>
    <style:style style:family="table-row" style:name="ro9">
      <style:table-row-properties/>
    </style:style>
    <style:style style:family="table-cell" style:name="ce9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86">
      <style:text-properties fo:font-family="Arial" style:font-family-complex="Arial"/>
      <style:paragraph-properties fo:text-align="left"/>
    </style:style>
    <style:style style:family="text" style:name="T120">
      <style:text-properties fo:font-family="Arial" style:font-family-complex="Arial"/>
    </style:style>
    <style:style style:parent-style-name="668" style:family="paragraph" style:name="P87">
      <style:paragraph-properties fo:text-align="left"/>
    </style:style>
    <style:style style:family="text" style:name="T121">
      <style:text-properties fo:font-family="Arial" style:font-family-complex="Arial"/>
    </style:style>
    <style:style style:family="text" style:name="T122">
      <style:text-properties fo:font-family="Arial" style:font-family-complex="Arial"/>
    </style:style>
    <style:style style:parent-style-name="668" style:family="paragraph" style:name="P88">
      <style:text-properties fo:font-family="Arial" style:font-family-complex="Arial"/>
      <style:paragraph-properties fo:text-align="left"/>
    </style:style>
    <style:style style:family="text" style:name="T123">
      <style:text-properties fo:font-family="Arial" style:font-family-complex="Arial"/>
    </style:style>
    <style:style style:parent-style-name="668" style:family="paragraph" style:name="P89">
      <style:text-properties fo:font-family="Arial" style:font-family-complex="Arial"/>
      <style:paragraph-properties fo:text-align="left"/>
    </style:style>
    <style:style style:family="text" style:name="T124">
      <style:text-properties fo:font-family="Arial" style:font-family-complex="Arial"/>
    </style:style>
    <style:style style:parent-style-name="668" style:family="paragraph" style:name="P90">
      <style:text-properties fo:font-family="Arial" style:font-family-complex="Arial"/>
      <style:paragraph-properties fo:text-align="left"/>
    </style:style>
    <style:style style:family="text" style:name="T125">
      <style:text-properties fo:font-family="Arial" style:font-family-complex="Arial"/>
    </style:style>
    <style:style style:parent-style-name="668" style:family="paragraph" style:name="P91">
      <style:text-properties fo:font-family="Arial" style:font-family-complex="Arial" fo:font-weight="bold"/>
      <style:paragraph-properties fo:text-align="left"/>
    </style:style>
    <style:style style:family="text" style:name="T126">
      <style:text-properties fo:font-family="Arial" style:font-family-complex="Arial" fo:font-weight="bold"/>
    </style:style>
    <style:style style:family="table" style:name="ta6">
      <style:table-properties style:width="17.68cm" fo:margin-left="-0.5945cm" table:align="left"/>
    </style:style>
    <style:style style:family="table-column" style:name="co6">
      <style:table-column-properties style:column-width="17.68cm"/>
    </style:style>
    <style:style style:family="table-row" style:name="ro10">
      <style:table-row-properties/>
    </style:style>
    <style:style style:family="table-cell" style:name="ce10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92">
      <style:text-properties fo:font-family="Arial" style:font-family-complex="Arial"/>
      <style:paragraph-properties fo:text-align="left"/>
    </style:style>
    <style:style style:family="text" style:name="T127">
      <style:text-properties fo:font-family="Arial" style:font-family-complex="Arial"/>
    </style:style>
    <style:style style:parent-style-name="668" style:family="paragraph" style:name="P93">
      <style:paragraph-properties fo:text-align="left"/>
    </style:style>
    <style:style style:family="text" style:name="T128">
      <style:text-properties fo:font-family="Arial" style:font-family-complex="Arial"/>
    </style:style>
    <style:style style:family="text" style:name="T129">
      <style:text-properties fo:font-family="Arial" style:font-family-complex="Arial"/>
    </style:style>
    <style:style style:parent-style-name="668" style:family="paragraph" style:name="P94">
      <style:text-properties fo:font-family="Arial" style:font-family-complex="Arial"/>
      <style:paragraph-properties fo:text-align="left"/>
    </style:style>
    <style:style style:family="text" style:name="T130">
      <style:text-properties fo:font-family="Arial" style:font-family-complex="Arial"/>
    </style:style>
    <style:style style:parent-style-name="668" style:family="paragraph" style:name="P95">
      <style:text-properties fo:font-family="Arial" style:font-family-complex="Arial"/>
      <style:paragraph-properties fo:text-align="left"/>
    </style:style>
    <style:style style:family="text" style:name="T131">
      <style:text-properties fo:font-family="Arial" style:font-family-complex="Arial"/>
    </style:style>
    <style:style style:parent-style-name="668" style:family="paragraph" style:name="P96">
      <style:text-properties fo:font-family="Arial" style:font-family-complex="Arial"/>
      <style:paragraph-properties fo:text-align="left"/>
    </style:style>
    <style:style style:family="text" style:name="T132">
      <style:text-properties fo:font-family="Arial" style:font-family-complex="Arial"/>
    </style:style>
    <style:style style:parent-style-name="668" style:family="paragraph" style:name="P97">
      <style:text-properties fo:font-family="Arial" style:font-family-complex="Arial" fo:font-weight="bold"/>
      <style:paragraph-properties fo:text-align="left"/>
    </style:style>
    <style:style style:family="text" style:name="T133">
      <style:text-properties fo:font-family="Arial" style:font-family-complex="Arial" fo:font-weight="bold"/>
    </style:style>
    <style:style style:family="table" style:name="ta7">
      <style:table-properties style:width="17.68cm" fo:margin-left="-0.5945cm" table:align="left"/>
    </style:style>
    <style:style style:family="table-column" style:name="co7">
      <style:table-column-properties style:column-width="17.68cm"/>
    </style:style>
    <style:style style:family="table-row" style:name="ro11">
      <style:table-row-properties/>
    </style:style>
    <style:style style:family="table-cell" style:name="ce11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98">
      <style:text-properties fo:font-family="Arial" style:font-family-complex="Arial"/>
      <style:paragraph-properties fo:text-align="left"/>
    </style:style>
    <style:style style:family="text" style:name="T134">
      <style:text-properties fo:font-family="Arial" style:font-family-complex="Arial"/>
    </style:style>
    <style:style style:parent-style-name="668" style:family="paragraph" style:name="P99">
      <style:paragraph-properties fo:text-align="left"/>
    </style:style>
    <style:style style:family="text" style:name="T135">
      <style:text-properties fo:font-family="Arial" style:font-family-asian="Calibri" style:font-family-complex="Arial"/>
    </style:style>
    <style:style style:family="text" style:name="T136">
      <style:text-properties fo:font-family="Arial" style:font-family-asian="Calibri" style:font-family-complex="Arial"/>
    </style:style>
    <style:style style:parent-style-name="668" style:family="paragraph" style:name="P100">
      <style:text-properties fo:font-family="Arial" style:font-family-complex="Arial"/>
      <style:paragraph-properties fo:text-align="left"/>
    </style:style>
    <style:style style:family="text" style:name="T137">
      <style:text-properties fo:font-family="Arial" style:font-family-complex="Arial"/>
    </style:style>
    <style:style style:parent-style-name="668" style:family="paragraph" style:name="P101">
      <style:text-properties fo:font-family="Arial" style:font-family-complex="Arial"/>
      <style:paragraph-properties fo:text-align="left"/>
    </style:style>
    <style:style style:family="text" style:name="T138">
      <style:text-properties fo:font-family="Arial" style:font-family-complex="Arial"/>
    </style:style>
    <style:style style:parent-style-name="668" style:family="paragraph" style:name="P102">
      <style:text-properties fo:font-family="Arial" style:font-family-complex="Arial"/>
      <style:paragraph-properties fo:text-align="left"/>
    </style:style>
    <style:style style:family="text" style:name="T139">
      <style:text-properties fo:font-family="Arial" style:font-family-complex="Arial"/>
    </style:style>
    <style:style style:parent-style-name="668" style:family="paragraph" style:name="P103">
      <style:text-properties fo:font-weight="bold"/>
      <style:paragraph-properties fo:text-align="left"/>
    </style:style>
    <style:style style:family="text" style:name="T140">
      <style:text-properties fo:font-family="Arial" style:font-family-asian="Arial" style:font-family-complex="Arial" fo:font-weight="bold"/>
    </style:style>
    <style:style style:family="text" style:name="T141">
      <style:text-properties fo:font-family="Arial" style:font-family-complex="Arial" fo:font-weight="bold"/>
    </style:style>
    <style:style style:family="table" style:name="ta8">
      <style:table-properties style:width="17.61cm" fo:margin-left="-0.5415cm" table:align="left"/>
    </style:style>
    <style:style style:family="table-column" style:name="co8">
      <style:table-column-properties style:column-width="17.61cm"/>
    </style:style>
    <style:style style:family="table-row" style:name="ro12">
      <style:table-row-properties/>
    </style:style>
    <style:style style:family="table-cell" style:name="ce12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104">
      <style:text-properties fo:font-family="Arial" style:font-family-asian="Calibri" style:font-family-complex="Arial"/>
      <style:paragraph-properties fo:text-align="left"/>
    </style:style>
    <style:style style:family="text" style:name="T142">
      <style:text-properties fo:font-family="Arial" style:font-family-asian="Calibri" style:font-family-complex="Arial"/>
    </style:style>
    <style:style style:parent-style-name="668" style:family="paragraph" style:name="P105">
      <style:paragraph-properties fo:text-align="left"/>
    </style:style>
    <style:style style:family="text" style:name="T143">
      <style:text-properties fo:font-family="Arial" style:font-family-asian="Calibri" style:font-family-complex="Arial"/>
    </style:style>
    <style:style style:family="text" style:name="T144">
      <style:text-properties fo:font-family="Arial" style:font-family-asian="Calibri" style:font-family-complex="Arial"/>
    </style:style>
    <style:style style:parent-style-name="668" style:family="paragraph" style:name="P106">
      <style:text-properties fo:font-family="Arial" style:font-family-asian="Calibri" style:font-family-complex="Arial"/>
      <style:paragraph-properties fo:text-align="left"/>
    </style:style>
    <style:style style:family="text" style:name="T145">
      <style:text-properties fo:font-family="Arial" style:font-family-asian="Calibri" style:font-family-complex="Arial"/>
    </style:style>
    <style:style style:parent-style-name="668" style:family="paragraph" style:name="P107">
      <style:text-properties fo:font-family="Arial" style:font-family-complex="Arial"/>
      <style:paragraph-properties fo:text-align="left"/>
    </style:style>
    <style:style style:family="text" style:name="T146">
      <style:text-properties fo:font-family="Arial" style:font-family-complex="Arial"/>
    </style:style>
    <style:style style:parent-style-name="668" style:family="paragraph" style:name="P108">
      <style:paragraph-properties fo:line-height="150%" fo:text-align="left"/>
    </style:style>
    <style:style style:family="text" style:name="T147">
      <style:text-properties fo:font-family="Arial" style:font-family-asian="Arial" style:font-family-complex="Arial"/>
    </style:style>
    <style:style style:parent-style-name="668" style:family="paragraph" style:name="P109">
      <style:paragraph-properties fo:line-height="150%" fo:text-align="left"/>
    </style:style>
    <style:style style:family="text" style:name="T148">
      <style:text-properties fo:font-family="Arial" style:font-family-asian="Arial" style:font-family-complex="Arial"/>
    </style:style>
    <style:style style:family="text" style:name="T149">
      <style:text-properties fo:font-family="Arial" style:font-family-complex="Arial" fo:font-weight="bold"/>
    </style:style>
    <style:style style:family="table" style:name="ta9">
      <style:table-properties style:width="17.56cm" fo:margin-left="-0.4886cm" table:align="left"/>
    </style:style>
    <style:style style:family="table-column" style:name="co9">
      <style:table-column-properties style:column-width="17.56cm"/>
    </style:style>
    <style:style style:family="table-row" style:name="ro13">
      <style:table-row-properties/>
    </style:style>
    <style:style style:family="table-cell" style:name="ce13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110">
      <style:paragraph-properties fo:line-height="150%" fo:text-align="left"/>
    </style:style>
    <style:style style:family="text" style:name="T150">
      <style:text-properties fo:font-family="Arial" style:font-family-complex="Arial"/>
    </style:style>
    <style:style style:family="text" style:name="T151">
      <style:text-properties fo:font-family="Arial" style:font-family-complex="Arial"/>
    </style:style>
    <style:style style:parent-style-name="668" style:list-style-name="WWNum1" style:family="paragraph" style:name="P111">
      <style:paragraph-properties fo:line-height="150%" fo:text-align="left"/>
    </style:style>
    <style:style style:family="text" style:name="T152">
      <style:text-properties fo:font-family="Arial" style:font-family-complex="Arial"/>
    </style:style>
    <style:style style:family="text" style:name="T153">
      <style:text-properties fo:font-family="Arial" style:font-family-complex="Arial"/>
    </style:style>
    <style:style style:parent-style-name="668" style:list-style-name="WWNum1" style:family="paragraph" style:name="P112">
      <style:text-properties fo:color="#000000" fo:font-family="Arial" style:font-family-complex="Arial"/>
      <style:paragraph-properties fo:line-height="150%" fo:text-align="left"/>
    </style:style>
    <style:style style:family="text" style:name="T154">
      <style:text-properties fo:color="#000000" fo:font-family="Arial" style:font-family-complex="Arial"/>
    </style:style>
    <style:style style:parent-style-name="668" style:list-style-name="WWNum1" style:family="paragraph" style:name="P113">
      <style:text-properties fo:color="#000000" fo:font-family="Arial" style:font-family-complex="Arial"/>
      <style:paragraph-properties fo:line-height="150%" fo:text-align="left"/>
    </style:style>
    <style:style style:family="text" style:name="T155">
      <style:text-properties fo:color="#000000" fo:font-family="Arial" style:font-family-complex="Arial"/>
    </style:style>
    <style:style style:parent-style-name="668" style:list-style-name="WWNum1" style:family="paragraph" style:name="P114">
      <style:paragraph-properties fo:line-height="150%" fo:text-align="left"/>
    </style:style>
    <style:style style:family="text" style:name="T156">
      <style:text-properties fo:font-family="Arial" style:font-family-complex="Arial"/>
    </style:style>
    <style:style style:family="text" style:name="T157">
      <style:text-properties fo:font-family="Arial" style:font-family-complex="Arial"/>
    </style:style>
    <style:style style:parent-style-name="668" style:family="paragraph" style:name="P115">
      <style:text-properties fo:font-family="Arial" style:font-family-complex="Arial"/>
      <style:paragraph-properties fo:line-height="150%" fo:text-align="left"/>
    </style:style>
    <style:style style:family="text" style:name="T158">
      <style:text-properties fo:font-family="Arial" style:font-family-complex="Arial"/>
    </style:style>
    <style:style style:parent-style-name="668" style:family="paragraph" style:name="P116">
      <style:text-properties fo:font-weight="bold"/>
      <style:paragraph-properties fo:text-align="left"/>
    </style:style>
    <style:style style:family="text" style:name="T159">
      <style:text-properties fo:font-family="Arial" style:font-family-asian="Arial" style:font-family-complex="Arial" fo:font-weight="bold"/>
    </style:style>
    <style:style style:family="text" style:name="T160">
      <style:text-properties fo:font-family="Arial" style:font-family-complex="Arial" fo:font-weight="bold"/>
    </style:style>
    <style:style style:family="table" style:name="ta10">
      <style:table-properties style:width="17.53cm" fo:margin-left="-0.4639cm" table:align="left"/>
    </style:style>
    <style:style style:family="table-column" style:name="co10">
      <style:table-column-properties style:column-width="17.53cm"/>
    </style:style>
    <style:style style:family="table-row" style:name="ro14">
      <style:table-row-properties/>
    </style:style>
    <style:style style:family="table-cell" style:name="ce1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117">
      <style:paragraph-properties fo:text-align="left"/>
    </style:style>
    <style:style style:family="text" style:name="T161">
      <style:text-properties fo:font-family="Arial" style:font-family-complex="Arial"/>
    </style:style>
    <style:style style:family="text" style:name="T162">
      <style:text-properties fo:font-family="Arial" style:font-family-complex="Arial"/>
    </style:style>
    <style:style style:parent-style-name="668" style:family="paragraph" style:name="P118">
      <style:text-properties fo:font-family="Arial" style:font-family-complex="Arial"/>
      <style:paragraph-properties fo:text-align="left"/>
    </style:style>
    <style:style style:family="text" style:name="T163">
      <style:text-properties fo:font-family="Arial" style:font-family-complex="Arial"/>
    </style:style>
    <style:style style:parent-style-name="668" style:family="paragraph" style:name="P119">
      <style:text-properties fo:font-family="Arial" style:font-family-complex="Arial"/>
      <style:paragraph-properties fo:text-align="left"/>
    </style:style>
    <style:style style:family="text" style:name="T164">
      <style:text-properties fo:font-family="Arial" style:font-family-complex="Arial"/>
    </style:style>
    <style:style style:parent-style-name="668" style:family="paragraph" style:name="P120">
      <style:text-properties fo:font-weight="bold"/>
      <style:paragraph-properties fo:text-align="left"/>
    </style:style>
    <style:style style:family="text" style:name="T165">
      <style:text-properties fo:font-family="Arial" style:font-family-asian="Arial" style:font-family-complex="Arial" fo:font-weight="bold"/>
    </style:style>
    <style:style style:family="text" style:name="T166">
      <style:text-properties fo:font-family="Arial" style:font-family-complex="Arial" fo:font-weight="bold"/>
    </style:style>
    <style:style style:family="table" style:name="ta11">
      <style:table-properties style:width="16.83cm" fo:margin-left="0cm" table:align="center"/>
    </style:style>
    <style:style style:family="table-column" style:name="co11">
      <style:table-column-properties style:column-width="4.735cm"/>
    </style:style>
    <style:style style:family="table-column" style:name="co12">
      <style:table-column-properties style:column-width="1.245cm"/>
    </style:style>
    <style:style style:family="table-column" style:name="co13">
      <style:table-column-properties style:column-width="1.297cm"/>
    </style:style>
    <style:style style:family="table-column" style:name="co14">
      <style:table-column-properties style:column-width="1.297cm"/>
    </style:style>
    <style:style style:family="table-column" style:name="co15">
      <style:table-column-properties style:column-width="1.323cm"/>
    </style:style>
    <style:style style:family="table-column" style:name="co16">
      <style:table-column-properties style:column-width="1.402cm"/>
    </style:style>
    <style:style style:family="table-column" style:name="co17">
      <style:table-column-properties style:column-width="1.482cm"/>
    </style:style>
    <style:style style:family="table-column" style:name="co18">
      <style:table-column-properties style:column-width="1.427cm"/>
    </style:style>
    <style:style style:family="table-column" style:name="co19">
      <style:table-column-properties style:column-width="1.27cm"/>
    </style:style>
    <style:style style:family="table-column" style:name="co20">
      <style:table-column-properties style:column-width="1.348cm"/>
    </style:style>
    <style:style style:family="table-row" style:name="ro15">
      <style:table-row-properties style:min-row-height="0.4004cm"/>
    </style:style>
    <style:style style:family="table-cell" style:name="ce15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21">
      <style:paragraph-properties fo:text-align="left"/>
    </style:style>
    <style:style style:family="text" style:name="T167">
      <style:text-properties fo:font-family="Arial" style:font-family-complex="Arial" fo:font-weight="bold"/>
    </style:style>
    <style:style style:family="text" style:name="T168">
      <style:text-properties fo:font-family="Arial" style:font-family-complex="Arial" fo:font-weight="bold"/>
    </style:style>
    <style:style style:family="table-cell" style:name="ce16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22">
      <style:paragraph-properties fo:text-align="left"/>
    </style:style>
    <style:style style:family="text" style:name="T169">
      <style:text-properties fo:font-family="Arial" style:font-family-complex="Arial" fo:font-weight="bold"/>
    </style:style>
    <style:style style:family="text" style:name="T170">
      <style:text-properties fo:font-family="Arial" style:font-family-complex="Arial" fo:font-weight="bold"/>
    </style:style>
    <style:style style:family="table-cell" style:name="ce17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23">
      <style:paragraph-properties fo:text-align="left"/>
    </style:style>
    <style:style style:family="text" style:name="T171">
      <style:text-properties fo:font-family="Arial" style:font-family-complex="Arial" fo:font-weight="bold"/>
    </style:style>
    <style:style style:family="text" style:name="T172">
      <style:text-properties fo:font-family="Arial" style:font-family-complex="Arial" fo:font-weight="bold"/>
    </style:style>
    <style:style style:family="table-cell" style:name="ce18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24">
      <style:paragraph-properties fo:text-align="left"/>
    </style:style>
    <style:style style:family="text" style:name="T173">
      <style:text-properties fo:font-family="Arial" style:font-family-complex="Arial" fo:font-weight="bold"/>
    </style:style>
    <style:style style:family="text" style:name="T174">
      <style:text-properties fo:font-family="Arial" style:font-family-complex="Arial" fo:font-weight="bold"/>
    </style:style>
    <style:style style:family="table-cell" style:name="ce19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25">
      <style:paragraph-properties fo:text-align="left"/>
    </style:style>
    <style:style style:family="text" style:name="T175">
      <style:text-properties fo:font-family="Arial" style:font-family-complex="Arial" fo:font-weight="bold"/>
    </style:style>
    <style:style style:family="text" style:name="T176">
      <style:text-properties fo:font-family="Arial" style:font-family-complex="Arial" fo:font-weight="bold"/>
    </style:style>
    <style:style style:family="table-cell" style:name="ce20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26">
      <style:paragraph-properties fo:text-align="left"/>
    </style:style>
    <style:style style:family="text" style:name="T177">
      <style:text-properties fo:font-family="Arial" style:font-family-complex="Arial" fo:language="en" fo:country="US" fo:font-weight="bold"/>
    </style:style>
    <style:style style:family="text" style:name="T178">
      <style:text-properties fo:font-family="Arial" style:font-family-complex="Arial" fo:language="en" fo:country="US" fo:font-weight="bold"/>
    </style:style>
    <style:style style:family="table-cell" style:name="ce21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27">
      <style:paragraph-properties fo:text-align="left"/>
    </style:style>
    <style:style style:family="text" style:name="T179">
      <style:text-properties fo:font-family="Arial" style:font-family-complex="Arial" fo:language="en" fo:country="US" fo:font-weight="bold"/>
    </style:style>
    <style:style style:family="text" style:name="T180">
      <style:text-properties fo:font-family="Arial" style:font-family-complex="Arial" fo:language="en" fo:country="US" fo:font-weight="bold"/>
    </style:style>
    <style:style style:family="table-cell" style:name="ce22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28">
      <style:paragraph-properties fo:text-align="left"/>
    </style:style>
    <style:style style:family="text" style:name="T181">
      <style:text-properties fo:font-family="Arial" style:font-family-complex="Arial" fo:language="en" fo:country="US" fo:font-weight="bold"/>
    </style:style>
    <style:style style:family="text" style:name="T182">
      <style:text-properties fo:font-family="Arial" style:font-family-complex="Arial" fo:language="en" fo:country="US" fo:font-weight="bold"/>
    </style:style>
    <style:style style:family="table-cell" style:name="ce23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29">
      <style:paragraph-properties fo:text-align="left"/>
    </style:style>
    <style:style style:family="text" style:name="T183">
      <style:text-properties fo:font-family="Arial" style:font-family-complex="Arial" fo:font-weight="bold"/>
    </style:style>
    <style:style style:family="text" style:name="T184">
      <style:text-properties fo:font-family="Arial" style:font-family-complex="Arial" fo:font-weight="bold"/>
    </style:style>
    <style:style style:family="table-cell" style:name="ce2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130">
      <style:paragraph-properties fo:text-align="left"/>
    </style:style>
    <style:style style:family="text" style:name="T185">
      <style:text-properties fo:font-family="Arial" style:font-family-complex="Arial" fo:font-weight="bold"/>
    </style:style>
    <style:style style:family="text" style:name="T186">
      <style:text-properties fo:font-family="Arial" style:font-family-complex="Arial" fo:font-weight="bold"/>
    </style:style>
    <style:style style:family="table-row" style:name="ro16">
      <style:table-row-properties/>
    </style:style>
    <style:style style:family="table-cell" style:name="ce25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31">
      <style:paragraph-properties fo:text-align="left"/>
    </style:style>
    <style:style style:family="text" style:name="T187">
      <style:text-properties fo:font-family="Arial" style:font-family-complex="Arial"/>
    </style:style>
    <style:style style:family="text" style:name="T188">
      <style:text-properties fo:font-family="Arial" style:font-family-complex="Arial"/>
    </style:style>
    <style:style style:family="table-cell" style:name="ce26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32">
      <style:text-properties fo:font-family="Arial" style:font-family-complex="Arial"/>
      <style:paragraph-properties fo:text-align="left"/>
    </style:style>
    <style:style style:family="text" style:name="T189">
      <style:text-properties fo:font-family="Arial" style:font-family-complex="Arial"/>
    </style:style>
    <style:style style:family="table-cell" style:name="ce27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33">
      <style:text-properties fo:font-family="Arial" style:font-family-complex="Arial"/>
      <style:paragraph-properties fo:text-align="left"/>
    </style:style>
    <style:style style:family="text" style:name="T190">
      <style:text-properties fo:font-family="Arial" style:font-family-complex="Arial"/>
    </style:style>
    <style:style style:family="table-cell" style:name="ce28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34">
      <style:text-properties fo:font-family="Arial" style:font-family-complex="Arial"/>
      <style:paragraph-properties fo:text-align="left"/>
    </style:style>
    <style:style style:family="text" style:name="T191">
      <style:text-properties fo:font-family="Arial" style:font-family-complex="Arial"/>
    </style:style>
    <style:style style:family="table-cell" style:name="ce29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35">
      <style:text-properties fo:font-family="Arial" style:font-family-complex="Arial"/>
      <style:paragraph-properties fo:text-align="left"/>
    </style:style>
    <style:style style:family="text" style:name="T192">
      <style:text-properties fo:font-family="Arial" style:font-family-complex="Arial"/>
    </style:style>
    <style:style style:family="table-cell" style:name="ce30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36">
      <style:text-properties fo:font-family="Arial" style:font-family-complex="Arial"/>
      <style:paragraph-properties fo:text-align="left"/>
    </style:style>
    <style:style style:family="text" style:name="T193">
      <style:text-properties fo:font-family="Arial" style:font-family-complex="Arial"/>
    </style:style>
    <style:style style:family="table-cell" style:name="ce31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37">
      <style:text-properties fo:font-family="Arial" style:font-family-complex="Arial"/>
      <style:paragraph-properties fo:text-align="left"/>
    </style:style>
    <style:style style:family="text" style:name="T194">
      <style:text-properties fo:font-family="Arial" style:font-family-complex="Arial"/>
    </style:style>
    <style:style style:family="table-cell" style:name="ce32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38">
      <style:text-properties fo:font-family="Arial" style:font-family-complex="Arial"/>
      <style:paragraph-properties fo:text-align="left"/>
    </style:style>
    <style:style style:family="text" style:name="T195">
      <style:text-properties fo:font-family="Arial" style:font-family-complex="Arial"/>
    </style:style>
    <style:style style:family="table-cell" style:name="ce33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39">
      <style:text-properties fo:font-family="Arial" style:font-family-complex="Arial"/>
      <style:paragraph-properties fo:text-align="left"/>
    </style:style>
    <style:style style:family="text" style:name="T196">
      <style:text-properties fo:font-family="Arial" style:font-family-complex="Arial"/>
    </style:style>
    <style:style style:family="table-cell" style:name="ce3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140">
      <style:text-properties fo:font-family="Arial" style:font-family-complex="Arial"/>
      <style:paragraph-properties fo:text-align="left"/>
    </style:style>
    <style:style style:family="text" style:name="T197">
      <style:text-properties fo:font-family="Arial" style:font-family-complex="Arial"/>
    </style:style>
    <style:style style:family="table-row" style:name="ro17">
      <style:table-row-properties/>
    </style:style>
    <style:style style:family="table-cell" style:name="ce35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41">
      <style:paragraph-properties fo:text-align="left"/>
    </style:style>
    <style:style style:family="text" style:name="T198">
      <style:text-properties fo:font-family="Arial" style:font-family-complex="Arial"/>
    </style:style>
    <style:style style:family="text" style:name="T199">
      <style:text-properties fo:font-family="Arial" style:font-family-complex="Arial"/>
    </style:style>
    <style:style style:family="table-cell" style:name="ce36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42">
      <style:text-properties fo:font-family="Arial" style:font-family-complex="Arial"/>
      <style:paragraph-properties fo:text-align="left"/>
    </style:style>
    <style:style style:family="text" style:name="T200">
      <style:text-properties fo:font-family="Arial" style:font-family-complex="Arial"/>
    </style:style>
    <style:style style:family="table-cell" style:name="ce37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43">
      <style:text-properties fo:font-family="Arial" style:font-family-complex="Arial"/>
      <style:paragraph-properties fo:text-align="left"/>
    </style:style>
    <style:style style:family="text" style:name="T201">
      <style:text-properties fo:font-family="Arial" style:font-family-complex="Arial"/>
    </style:style>
    <style:style style:family="table-cell" style:name="ce38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44">
      <style:text-properties fo:font-family="Arial" style:font-family-complex="Arial"/>
      <style:paragraph-properties fo:text-align="left"/>
    </style:style>
    <style:style style:family="text" style:name="T202">
      <style:text-properties fo:font-family="Arial" style:font-family-complex="Arial"/>
    </style:style>
    <style:style style:family="table-cell" style:name="ce39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45">
      <style:text-properties fo:font-family="Arial" style:font-family-complex="Arial"/>
      <style:paragraph-properties fo:text-align="left"/>
    </style:style>
    <style:style style:family="text" style:name="T203">
      <style:text-properties fo:font-family="Arial" style:font-family-complex="Arial"/>
    </style:style>
    <style:style style:family="table-cell" style:name="ce40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46">
      <style:text-properties fo:font-family="Arial" style:font-family-complex="Arial"/>
      <style:paragraph-properties fo:text-align="left"/>
    </style:style>
    <style:style style:family="text" style:name="T204">
      <style:text-properties fo:font-family="Arial" style:font-family-complex="Arial"/>
    </style:style>
    <style:style style:family="table-cell" style:name="ce41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47">
      <style:text-properties fo:font-family="Arial" style:font-family-complex="Arial"/>
      <style:paragraph-properties fo:text-align="left"/>
    </style:style>
    <style:style style:family="text" style:name="T205">
      <style:text-properties fo:font-family="Arial" style:font-family-complex="Arial"/>
    </style:style>
    <style:style style:family="table-cell" style:name="ce42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48">
      <style:text-properties fo:font-family="Arial" style:font-family-complex="Arial"/>
      <style:paragraph-properties fo:text-align="left"/>
    </style:style>
    <style:style style:family="text" style:name="T206">
      <style:text-properties fo:font-family="Arial" style:font-family-complex="Arial"/>
    </style:style>
    <style:style style:family="table-cell" style:name="ce43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49">
      <style:text-properties fo:font-family="Arial" style:font-family-complex="Arial"/>
      <style:paragraph-properties fo:text-align="left"/>
    </style:style>
    <style:style style:family="text" style:name="T207">
      <style:text-properties fo:font-family="Arial" style:font-family-complex="Arial"/>
    </style:style>
    <style:style style:family="table-cell" style:name="ce4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150">
      <style:text-properties fo:font-family="Arial" style:font-family-complex="Arial"/>
      <style:paragraph-properties fo:text-align="left"/>
    </style:style>
    <style:style style:family="text" style:name="T208">
      <style:text-properties fo:font-family="Arial" style:font-family-complex="Arial"/>
    </style:style>
    <style:style style:family="table-row" style:name="ro18">
      <style:table-row-properties/>
    </style:style>
    <style:style style:family="table-cell" style:name="ce45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51">
      <style:paragraph-properties fo:text-align="left"/>
    </style:style>
    <style:style style:family="text" style:name="T209">
      <style:text-properties fo:font-family="Arial" style:font-family-complex="Arial"/>
    </style:style>
    <style:style style:family="text" style:name="T210">
      <style:text-properties fo:font-family="Arial" style:font-family-complex="Arial"/>
    </style:style>
    <style:style style:family="table-cell" style:name="ce46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52">
      <style:text-properties fo:font-family="Arial" style:font-family-complex="Arial"/>
      <style:paragraph-properties fo:text-align="left"/>
    </style:style>
    <style:style style:family="text" style:name="T211">
      <style:text-properties fo:font-family="Arial" style:font-family-complex="Arial"/>
    </style:style>
    <style:style style:family="table-cell" style:name="ce47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53">
      <style:text-properties fo:font-family="Arial" style:font-family-complex="Arial"/>
      <style:paragraph-properties fo:text-align="left"/>
    </style:style>
    <style:style style:family="text" style:name="T212">
      <style:text-properties fo:font-family="Arial" style:font-family-complex="Arial"/>
    </style:style>
    <style:style style:family="table-cell" style:name="ce48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54">
      <style:text-properties fo:font-family="Arial" style:font-family-complex="Arial"/>
      <style:paragraph-properties fo:text-align="left"/>
    </style:style>
    <style:style style:family="text" style:name="T213">
      <style:text-properties fo:font-family="Arial" style:font-family-complex="Arial"/>
    </style:style>
    <style:style style:family="table-cell" style:name="ce49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55">
      <style:text-properties fo:font-family="Arial" style:font-family-complex="Arial"/>
      <style:paragraph-properties fo:text-align="left"/>
    </style:style>
    <style:style style:family="text" style:name="T214">
      <style:text-properties fo:font-family="Arial" style:font-family-complex="Arial"/>
    </style:style>
    <style:style style:family="table-cell" style:name="ce50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56">
      <style:text-properties fo:font-family="Arial" style:font-family-complex="Arial"/>
      <style:paragraph-properties fo:text-align="left"/>
    </style:style>
    <style:style style:family="text" style:name="T215">
      <style:text-properties fo:font-family="Arial" style:font-family-complex="Arial"/>
    </style:style>
    <style:style style:family="table-cell" style:name="ce51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57">
      <style:text-properties fo:font-family="Arial" style:font-family-complex="Arial"/>
      <style:paragraph-properties fo:text-align="left"/>
    </style:style>
    <style:style style:family="text" style:name="T216">
      <style:text-properties fo:font-family="Arial" style:font-family-complex="Arial"/>
    </style:style>
    <style:style style:family="table-cell" style:name="ce52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58">
      <style:text-properties fo:font-family="Arial" style:font-family-complex="Arial"/>
      <style:paragraph-properties fo:text-align="left"/>
    </style:style>
    <style:style style:family="text" style:name="T217">
      <style:text-properties fo:font-family="Arial" style:font-family-complex="Arial"/>
    </style:style>
    <style:style style:family="table-cell" style:name="ce53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59">
      <style:text-properties fo:font-family="Arial" style:font-family-complex="Arial"/>
      <style:paragraph-properties fo:text-align="left"/>
    </style:style>
    <style:style style:family="text" style:name="T218">
      <style:text-properties fo:font-family="Arial" style:font-family-complex="Arial"/>
    </style:style>
    <style:style style:family="table-cell" style:name="ce5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160">
      <style:text-properties fo:font-family="Arial" style:font-family-complex="Arial"/>
      <style:paragraph-properties fo:text-align="left"/>
    </style:style>
    <style:style style:family="text" style:name="T219">
      <style:text-properties fo:font-family="Arial" style:font-family-complex="Arial"/>
    </style:style>
    <style:style style:family="table-row" style:name="ro19">
      <style:table-row-properties/>
    </style:style>
    <style:style style:family="table-cell" style:name="ce55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61">
      <style:paragraph-properties fo:text-align="left"/>
    </style:style>
    <style:style style:family="text" style:name="T220">
      <style:text-properties fo:font-family="Arial" style:font-family-complex="Arial"/>
    </style:style>
    <style:style style:family="text" style:name="T221">
      <style:text-properties fo:font-family="Arial" style:font-family-complex="Arial"/>
    </style:style>
    <style:style style:family="table-cell" style:name="ce56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62">
      <style:text-properties fo:font-family="Arial" style:font-family-complex="Arial"/>
      <style:paragraph-properties fo:text-align="left"/>
    </style:style>
    <style:style style:family="text" style:name="T222">
      <style:text-properties fo:font-family="Arial" style:font-family-complex="Arial"/>
    </style:style>
    <style:style style:family="table-cell" style:name="ce57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63">
      <style:text-properties fo:font-family="Arial" style:font-family-complex="Arial"/>
      <style:paragraph-properties fo:text-align="left"/>
    </style:style>
    <style:style style:family="text" style:name="T223">
      <style:text-properties fo:font-family="Arial" style:font-family-complex="Arial"/>
    </style:style>
    <style:style style:family="table-cell" style:name="ce58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64">
      <style:text-properties fo:font-family="Arial" style:font-family-complex="Arial"/>
      <style:paragraph-properties fo:text-align="left"/>
    </style:style>
    <style:style style:family="text" style:name="T224">
      <style:text-properties fo:font-family="Arial" style:font-family-complex="Arial"/>
    </style:style>
    <style:style style:family="table-cell" style:name="ce59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65">
      <style:text-properties fo:font-family="Arial" style:font-family-complex="Arial"/>
      <style:paragraph-properties fo:text-align="left"/>
    </style:style>
    <style:style style:family="text" style:name="T225">
      <style:text-properties fo:font-family="Arial" style:font-family-complex="Arial"/>
    </style:style>
    <style:style style:family="table-cell" style:name="ce60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66">
      <style:text-properties fo:font-family="Arial" style:font-family-complex="Arial"/>
      <style:paragraph-properties fo:text-align="left"/>
    </style:style>
    <style:style style:family="text" style:name="T226">
      <style:text-properties fo:font-family="Arial" style:font-family-complex="Arial"/>
    </style:style>
    <style:style style:family="table-cell" style:name="ce61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67">
      <style:text-properties fo:font-family="Arial" style:font-family-complex="Arial"/>
      <style:paragraph-properties fo:text-align="left"/>
    </style:style>
    <style:style style:family="text" style:name="T227">
      <style:text-properties fo:font-family="Arial" style:font-family-complex="Arial"/>
    </style:style>
    <style:style style:family="table-cell" style:name="ce62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68">
      <style:text-properties fo:font-family="Arial" style:font-family-complex="Arial"/>
      <style:paragraph-properties fo:text-align="left"/>
    </style:style>
    <style:style style:family="text" style:name="T228">
      <style:text-properties fo:font-family="Arial" style:font-family-complex="Arial"/>
    </style:style>
    <style:style style:family="table-cell" style:name="ce63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69">
      <style:text-properties fo:font-family="Arial" style:font-family-complex="Arial"/>
      <style:paragraph-properties fo:text-align="left"/>
    </style:style>
    <style:style style:family="text" style:name="T229">
      <style:text-properties fo:font-family="Arial" style:font-family-complex="Arial"/>
    </style:style>
    <style:style style:family="table-cell" style:name="ce6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170">
      <style:text-properties fo:font-family="Arial" style:font-family-complex="Arial"/>
      <style:paragraph-properties fo:text-align="left"/>
    </style:style>
    <style:style style:family="text" style:name="T230">
      <style:text-properties fo:font-family="Arial" style:font-family-complex="Arial"/>
    </style:style>
    <style:style style:family="table-row" style:name="ro20">
      <style:table-row-properties/>
    </style:style>
    <style:style style:family="table-cell" style:name="ce65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71">
      <style:paragraph-properties fo:text-align="left"/>
    </style:style>
    <style:style style:family="text" style:name="T231">
      <style:text-properties fo:font-family="Arial" style:font-family-complex="Arial"/>
    </style:style>
    <style:style style:family="table-cell" style:name="ce66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72">
      <style:text-properties fo:font-family="Arial" style:font-family-complex="Arial"/>
      <style:paragraph-properties fo:text-align="left"/>
    </style:style>
    <style:style style:family="text" style:name="T232">
      <style:text-properties fo:font-family="Arial" style:font-family-complex="Arial"/>
    </style:style>
    <style:style style:family="table-cell" style:name="ce67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73">
      <style:text-properties fo:font-family="Arial" style:font-family-complex="Arial"/>
      <style:paragraph-properties fo:text-align="left"/>
    </style:style>
    <style:style style:family="text" style:name="T233">
      <style:text-properties fo:font-family="Arial" style:font-family-complex="Arial"/>
    </style:style>
    <style:style style:family="table-cell" style:name="ce68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74">
      <style:text-properties fo:font-family="Arial" style:font-family-complex="Arial"/>
      <style:paragraph-properties fo:text-align="left"/>
    </style:style>
    <style:style style:family="text" style:name="T234">
      <style:text-properties fo:font-family="Arial" style:font-family-complex="Arial"/>
    </style:style>
    <style:style style:family="table-cell" style:name="ce69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75">
      <style:text-properties fo:font-family="Arial" style:font-family-complex="Arial"/>
      <style:paragraph-properties fo:text-align="left"/>
    </style:style>
    <style:style style:family="text" style:name="T235">
      <style:text-properties fo:font-family="Arial" style:font-family-complex="Arial"/>
    </style:style>
    <style:style style:family="table-cell" style:name="ce70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76">
      <style:text-properties fo:font-family="Arial" style:font-family-complex="Arial"/>
      <style:paragraph-properties fo:text-align="left"/>
    </style:style>
    <style:style style:family="text" style:name="T236">
      <style:text-properties fo:font-family="Arial" style:font-family-complex="Arial"/>
    </style:style>
    <style:style style:family="table-cell" style:name="ce71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77">
      <style:text-properties fo:font-family="Arial" style:font-family-complex="Arial"/>
      <style:paragraph-properties fo:text-align="left"/>
    </style:style>
    <style:style style:family="text" style:name="T237">
      <style:text-properties fo:font-family="Arial" style:font-family-complex="Arial"/>
    </style:style>
    <style:style style:family="table-cell" style:name="ce72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78">
      <style:text-properties fo:font-family="Arial" style:font-family-complex="Arial"/>
      <style:paragraph-properties fo:text-align="left"/>
    </style:style>
    <style:style style:family="text" style:name="T238">
      <style:text-properties fo:font-family="Arial" style:font-family-complex="Arial"/>
    </style:style>
    <style:style style:family="table-cell" style:name="ce73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79">
      <style:text-properties fo:font-family="Arial" style:font-family-complex="Arial"/>
      <style:paragraph-properties fo:text-align="left"/>
    </style:style>
    <style:style style:family="text" style:name="T239">
      <style:text-properties fo:font-family="Arial" style:font-family-complex="Arial"/>
    </style:style>
    <style:style style:family="table-cell" style:name="ce7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180">
      <style:text-properties fo:font-family="Arial" style:font-family-complex="Arial"/>
      <style:paragraph-properties fo:text-align="left"/>
    </style:style>
    <style:style style:family="text" style:name="T240">
      <style:text-properties fo:font-family="Arial" style:font-family-complex="Arial"/>
    </style:style>
    <style:style style:family="table-row" style:name="ro21">
      <style:table-row-properties/>
    </style:style>
    <style:style style:family="table-cell" style:name="ce75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81">
      <style:paragraph-properties fo:text-align="left"/>
    </style:style>
    <style:style style:family="text" style:name="T241">
      <style:text-properties fo:font-family="Arial" style:font-family-complex="Arial"/>
    </style:style>
    <style:style style:family="text" style:name="T242">
      <style:text-properties fo:font-family="Arial" style:font-family-complex="Arial"/>
    </style:style>
    <style:style style:family="table-cell" style:name="ce76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82">
      <style:text-properties fo:font-family="Arial" style:font-family-complex="Arial"/>
      <style:paragraph-properties fo:text-align="left"/>
    </style:style>
    <style:style style:family="text" style:name="T243">
      <style:text-properties fo:font-family="Arial" style:font-family-complex="Arial"/>
    </style:style>
    <style:style style:family="table-cell" style:name="ce77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83">
      <style:text-properties fo:font-family="Arial" style:font-family-complex="Arial"/>
      <style:paragraph-properties fo:text-align="left"/>
    </style:style>
    <style:style style:family="text" style:name="T244">
      <style:text-properties fo:font-family="Arial" style:font-family-complex="Arial"/>
    </style:style>
    <style:style style:family="table-cell" style:name="ce78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84">
      <style:text-properties fo:font-family="Arial" style:font-family-complex="Arial"/>
      <style:paragraph-properties fo:text-align="left"/>
    </style:style>
    <style:style style:family="text" style:name="T245">
      <style:text-properties fo:font-family="Arial" style:font-family-complex="Arial"/>
    </style:style>
    <style:style style:family="table-cell" style:name="ce79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85">
      <style:text-properties fo:font-family="Arial" style:font-family-complex="Arial"/>
      <style:paragraph-properties fo:text-align="left"/>
    </style:style>
    <style:style style:family="text" style:name="T246">
      <style:text-properties fo:font-family="Arial" style:font-family-complex="Arial"/>
    </style:style>
    <style:style style:family="table-cell" style:name="ce80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86">
      <style:text-properties fo:font-family="Arial" style:font-family-complex="Arial"/>
      <style:paragraph-properties fo:text-align="left"/>
    </style:style>
    <style:style style:family="text" style:name="T247">
      <style:text-properties fo:font-family="Arial" style:font-family-complex="Arial"/>
    </style:style>
    <style:style style:family="table-cell" style:name="ce81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87">
      <style:text-properties fo:font-family="Arial" style:font-family-complex="Arial"/>
      <style:paragraph-properties fo:text-align="left"/>
    </style:style>
    <style:style style:family="text" style:name="T248">
      <style:text-properties fo:font-family="Arial" style:font-family-complex="Arial"/>
    </style:style>
    <style:style style:family="table-cell" style:name="ce82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88">
      <style:text-properties fo:font-family="Arial" style:font-family-complex="Arial"/>
      <style:paragraph-properties fo:text-align="left"/>
    </style:style>
    <style:style style:family="text" style:name="T249">
      <style:text-properties fo:font-family="Arial" style:font-family-complex="Arial"/>
    </style:style>
    <style:style style:family="table-cell" style:name="ce83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89">
      <style:text-properties fo:font-family="Arial" style:font-family-complex="Arial"/>
      <style:paragraph-properties fo:text-align="left"/>
    </style:style>
    <style:style style:family="text" style:name="T250">
      <style:text-properties fo:font-family="Arial" style:font-family-complex="Arial"/>
    </style:style>
    <style:style style:family="table-cell" style:name="ce8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190">
      <style:text-properties fo:font-family="Arial" style:font-family-complex="Arial"/>
      <style:paragraph-properties fo:text-align="left"/>
    </style:style>
    <style:style style:family="text" style:name="T251">
      <style:text-properties fo:font-family="Arial" style:font-family-complex="Arial"/>
    </style:style>
    <style:style style:family="table-row" style:name="ro22">
      <style:table-row-properties/>
    </style:style>
    <style:style style:family="table-cell" style:name="ce85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91">
      <style:paragraph-properties fo:text-align="left"/>
    </style:style>
    <style:style style:family="text" style:name="T252">
      <style:text-properties fo:font-family="Arial" style:font-family-complex="Arial"/>
    </style:style>
    <style:style style:family="text" style:name="T253">
      <style:text-properties fo:font-family="Arial" style:font-family-complex="Arial"/>
    </style:style>
    <style:style style:family="table-cell" style:name="ce86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92">
      <style:text-properties fo:font-family="Arial" style:font-family-complex="Arial"/>
      <style:paragraph-properties fo:text-align="left"/>
    </style:style>
    <style:style style:family="text" style:name="T254">
      <style:text-properties fo:font-family="Arial" style:font-family-complex="Arial"/>
    </style:style>
    <style:style style:family="table-cell" style:name="ce87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93">
      <style:text-properties fo:font-family="Arial" style:font-family-complex="Arial"/>
      <style:paragraph-properties fo:text-align="left"/>
    </style:style>
    <style:style style:family="text" style:name="T255">
      <style:text-properties fo:font-family="Arial" style:font-family-complex="Arial"/>
    </style:style>
    <style:style style:family="table-cell" style:name="ce88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94">
      <style:text-properties fo:font-family="Arial" style:font-family-complex="Arial"/>
      <style:paragraph-properties fo:text-align="left"/>
    </style:style>
    <style:style style:family="text" style:name="T256">
      <style:text-properties fo:font-family="Arial" style:font-family-complex="Arial"/>
    </style:style>
    <style:style style:family="table-cell" style:name="ce89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95">
      <style:text-properties fo:font-family="Arial" style:font-family-complex="Arial"/>
      <style:paragraph-properties fo:text-align="left"/>
    </style:style>
    <style:style style:family="text" style:name="T257">
      <style:text-properties fo:font-family="Arial" style:font-family-complex="Arial"/>
    </style:style>
    <style:style style:family="table-cell" style:name="ce90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96">
      <style:text-properties fo:font-family="Arial" style:font-family-complex="Arial"/>
      <style:paragraph-properties fo:text-align="left"/>
    </style:style>
    <style:style style:family="text" style:name="T258">
      <style:text-properties fo:font-family="Arial" style:font-family-complex="Arial"/>
    </style:style>
    <style:style style:family="table-cell" style:name="ce91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97">
      <style:text-properties fo:font-family="Arial" style:font-family-complex="Arial"/>
      <style:paragraph-properties fo:text-align="left"/>
    </style:style>
    <style:style style:family="text" style:name="T259">
      <style:text-properties fo:font-family="Arial" style:font-family-complex="Arial"/>
    </style:style>
    <style:style style:family="table-cell" style:name="ce92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98">
      <style:text-properties fo:font-family="Arial" style:font-family-complex="Arial"/>
      <style:paragraph-properties fo:text-align="left"/>
    </style:style>
    <style:style style:family="text" style:name="T260">
      <style:text-properties fo:font-family="Arial" style:font-family-complex="Arial"/>
    </style:style>
    <style:style style:family="table-cell" style:name="ce93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199">
      <style:text-properties fo:font-family="Arial" style:font-family-complex="Arial"/>
      <style:paragraph-properties fo:text-align="left"/>
    </style:style>
    <style:style style:family="text" style:name="T261">
      <style:text-properties fo:font-family="Arial" style:font-family-complex="Arial"/>
    </style:style>
    <style:style style:family="table-cell" style:name="ce9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200">
      <style:text-properties fo:font-family="Arial" style:font-family-complex="Arial"/>
      <style:paragraph-properties fo:text-align="left"/>
    </style:style>
    <style:style style:family="text" style:name="T262">
      <style:text-properties fo:font-family="Arial" style:font-family-complex="Arial"/>
    </style:style>
    <style:style style:family="table-row" style:name="ro23">
      <style:table-row-properties/>
    </style:style>
    <style:style style:family="table-cell" style:name="ce95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01">
      <style:paragraph-properties fo:text-align="left"/>
    </style:style>
    <style:style style:family="text" style:name="T263">
      <style:text-properties fo:font-family="Arial" style:font-family-complex="Arial"/>
    </style:style>
    <style:style style:family="table-cell" style:name="ce96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02">
      <style:text-properties fo:font-family="Arial" style:font-family-complex="Arial"/>
      <style:paragraph-properties fo:text-align="left"/>
    </style:style>
    <style:style style:family="text" style:name="T264">
      <style:text-properties fo:font-family="Arial" style:font-family-complex="Arial"/>
    </style:style>
    <style:style style:family="table-cell" style:name="ce97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03">
      <style:text-properties fo:font-family="Arial" style:font-family-complex="Arial"/>
      <style:paragraph-properties fo:text-align="left"/>
    </style:style>
    <style:style style:family="text" style:name="T265">
      <style:text-properties fo:font-family="Arial" style:font-family-complex="Arial"/>
    </style:style>
    <style:style style:family="table-cell" style:name="ce98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04">
      <style:text-properties fo:font-family="Arial" style:font-family-complex="Arial"/>
      <style:paragraph-properties fo:text-align="left"/>
    </style:style>
    <style:style style:family="text" style:name="T266">
      <style:text-properties fo:font-family="Arial" style:font-family-complex="Arial"/>
    </style:style>
    <style:style style:family="table-cell" style:name="ce99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05">
      <style:text-properties fo:font-family="Arial" style:font-family-complex="Arial"/>
      <style:paragraph-properties fo:text-align="left"/>
    </style:style>
    <style:style style:family="text" style:name="T267">
      <style:text-properties fo:font-family="Arial" style:font-family-complex="Arial"/>
    </style:style>
    <style:style style:family="table-cell" style:name="ce100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06">
      <style:text-properties fo:font-family="Arial" style:font-family-complex="Arial"/>
      <style:paragraph-properties fo:text-align="left"/>
    </style:style>
    <style:style style:family="text" style:name="T268">
      <style:text-properties fo:font-family="Arial" style:font-family-complex="Arial"/>
    </style:style>
    <style:style style:family="table-cell" style:name="ce101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07">
      <style:text-properties fo:font-family="Arial" style:font-family-complex="Arial"/>
      <style:paragraph-properties fo:text-align="left"/>
    </style:style>
    <style:style style:family="text" style:name="T269">
      <style:text-properties fo:font-family="Arial" style:font-family-complex="Arial"/>
    </style:style>
    <style:style style:family="table-cell" style:name="ce102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08">
      <style:text-properties fo:font-family="Arial" style:font-family-complex="Arial"/>
      <style:paragraph-properties fo:text-align="left"/>
    </style:style>
    <style:style style:family="text" style:name="T270">
      <style:text-properties fo:font-family="Arial" style:font-family-complex="Arial"/>
    </style:style>
    <style:style style:family="table-cell" style:name="ce103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09">
      <style:text-properties fo:font-family="Arial" style:font-family-complex="Arial"/>
      <style:paragraph-properties fo:text-align="left"/>
    </style:style>
    <style:style style:family="text" style:name="T271">
      <style:text-properties fo:font-family="Arial" style:font-family-complex="Arial"/>
    </style:style>
    <style:style style:family="table-cell" style:name="ce10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210">
      <style:text-properties fo:font-family="Arial" style:font-family-complex="Arial"/>
      <style:paragraph-properties fo:text-align="left"/>
    </style:style>
    <style:style style:family="text" style:name="T272">
      <style:text-properties fo:font-family="Arial" style:font-family-complex="Arial"/>
    </style:style>
    <style:style style:family="table-row" style:name="ro24">
      <style:table-row-properties/>
    </style:style>
    <style:style style:family="table-cell" style:name="ce105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11">
      <style:paragraph-properties fo:text-align="left"/>
    </style:style>
    <style:style style:family="text" style:name="T273">
      <style:text-properties fo:font-family="Arial" style:font-family-complex="Arial"/>
    </style:style>
    <style:style style:family="text" style:name="T274">
      <style:text-properties fo:font-family="Arial" style:font-family-complex="Arial"/>
    </style:style>
    <style:style style:family="text" style:name="T275">
      <style:text-properties fo:font-family="Arial" style:font-family-complex="Arial"/>
    </style:style>
    <style:style style:parent-style-name="668" style:family="paragraph" style:name="P212">
      <style:paragraph-properties fo:text-align="left"/>
    </style:style>
    <style:style style:family="text" style:name="T276">
      <style:text-properties fo:font-family="Arial" style:font-family-complex="Arial"/>
    </style:style>
    <style:style style:family="text" style:name="T277">
      <style:text-properties fo:font-family="Arial" style:font-family-complex="Arial"/>
    </style:style>
    <style:style style:family="table-cell" style:name="ce106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13">
      <style:text-properties fo:font-family="Arial" style:font-family-complex="Arial"/>
      <style:paragraph-properties fo:text-align="left"/>
    </style:style>
    <style:style style:family="text" style:name="T278">
      <style:text-properties fo:font-family="Arial" style:font-family-complex="Arial"/>
    </style:style>
    <style:style style:family="table-cell" style:name="ce107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14">
      <style:text-properties fo:font-family="Arial" style:font-family-complex="Arial"/>
      <style:paragraph-properties fo:text-align="left"/>
    </style:style>
    <style:style style:family="text" style:name="T279">
      <style:text-properties fo:font-family="Arial" style:font-family-complex="Arial"/>
    </style:style>
    <style:style style:family="table-cell" style:name="ce108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15">
      <style:text-properties fo:font-family="Arial" style:font-family-complex="Arial"/>
      <style:paragraph-properties fo:text-align="left"/>
    </style:style>
    <style:style style:family="text" style:name="T280">
      <style:text-properties fo:font-family="Arial" style:font-family-complex="Arial"/>
    </style:style>
    <style:style style:family="table-cell" style:name="ce109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16">
      <style:text-properties fo:font-family="Arial" style:font-family-complex="Arial"/>
      <style:paragraph-properties fo:text-align="left"/>
    </style:style>
    <style:style style:family="text" style:name="T281">
      <style:text-properties fo:font-family="Arial" style:font-family-complex="Arial"/>
    </style:style>
    <style:style style:family="table-cell" style:name="ce110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17">
      <style:text-properties fo:font-family="Arial" style:font-family-complex="Arial"/>
      <style:paragraph-properties fo:text-align="left"/>
    </style:style>
    <style:style style:family="text" style:name="T282">
      <style:text-properties fo:font-family="Arial" style:font-family-complex="Arial"/>
    </style:style>
    <style:style style:family="table-cell" style:name="ce111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18">
      <style:text-properties fo:font-family="Arial" style:font-family-complex="Arial"/>
      <style:paragraph-properties fo:text-align="left"/>
    </style:style>
    <style:style style:family="text" style:name="T283">
      <style:text-properties fo:font-family="Arial" style:font-family-complex="Arial"/>
    </style:style>
    <style:style style:family="table-cell" style:name="ce112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19">
      <style:text-properties fo:font-family="Arial" style:font-family-complex="Arial"/>
      <style:paragraph-properties fo:text-align="left"/>
    </style:style>
    <style:style style:family="text" style:name="T284">
      <style:text-properties fo:font-family="Arial" style:font-family-complex="Arial"/>
    </style:style>
    <style:style style:family="table-cell" style:name="ce113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20">
      <style:text-properties fo:font-family="Arial" style:font-family-complex="Arial"/>
      <style:paragraph-properties fo:text-align="left"/>
    </style:style>
    <style:style style:family="text" style:name="T285">
      <style:text-properties fo:font-family="Arial" style:font-family-complex="Arial"/>
    </style:style>
    <style:style style:family="table-cell" style:name="ce114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221">
      <style:text-properties fo:font-family="Arial" style:font-family-complex="Arial"/>
      <style:paragraph-properties fo:text-align="left"/>
    </style:style>
    <style:style style:family="text" style:name="T286">
      <style:text-properties fo:font-family="Arial" style:font-family-complex="Arial"/>
    </style:style>
    <style:style style:parent-style-name="668" style:family="paragraph" style:name="P222">
      <style:text-properties fo:font-family="Arial" style:font-family-complex="Arial"/>
      <style:paragraph-properties fo:text-align="left"/>
    </style:style>
    <style:style style:family="text" style:name="T287">
      <style:text-properties fo:font-family="Arial" style:font-family-complex="Arial"/>
    </style:style>
    <style:style style:family="table" style:name="ta12">
      <style:table-properties style:width="15.85cm" fo:margin-left="0cm" table:align="right"/>
    </style:style>
    <style:style style:family="table-column" style:name="co21">
      <style:table-column-properties style:column-width="8.39cm"/>
    </style:style>
    <style:style style:family="table-column" style:name="co22">
      <style:table-column-properties style:column-width="4.384cm"/>
    </style:style>
    <style:style style:family="table-column" style:name="co23">
      <style:table-column-properties style:column-width="3.076cm"/>
    </style:style>
    <style:style style:family="table-row" style:name="ro25">
      <style:table-row-properties/>
    </style:style>
    <style:style style:family="table-cell" style:name="ce115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23">
      <style:paragraph-properties fo:text-align="left"/>
    </style:style>
    <style:style style:family="text" style:name="T288">
      <style:text-properties fo:font-family="Arial" style:font-family-complex="Arial" fo:font-weight="bold"/>
    </style:style>
    <style:style style:family="text" style:name="T289">
      <style:text-properties fo:font-family="Arial" style:font-family-complex="Arial" fo:font-weight="bold"/>
    </style:style>
    <style:style style:family="table-cell" style:name="ce116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24">
      <style:paragraph-properties fo:text-align="left"/>
    </style:style>
    <style:style style:family="text" style:name="T290">
      <style:text-properties fo:font-family="Arial" style:font-family-complex="Arial" fo:font-weight="bold"/>
    </style:style>
    <style:style style:family="text" style:name="T291">
      <style:text-properties fo:font-family="Arial" style:font-family-complex="Arial" fo:font-weight="bold"/>
    </style:style>
    <style:style style:family="table-cell" style:name="ce117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225">
      <style:paragraph-properties fo:text-align="left"/>
    </style:style>
    <style:style style:family="text" style:name="T292">
      <style:text-properties fo:font-family="Arial" style:font-family-complex="Arial" fo:font-weight="bold"/>
    </style:style>
    <style:style style:family="text" style:name="T293">
      <style:text-properties fo:font-family="Arial" style:font-family-complex="Arial" fo:font-weight="bold"/>
    </style:style>
    <style:style style:family="table-row" style:name="ro26">
      <style:table-row-properties/>
    </style:style>
    <style:style style:family="table-cell" style:name="ce118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26">
      <style:text-properties fo:font-family="Arial" style:font-family-complex="Arial" fo:font-weight="bold"/>
      <style:paragraph-properties fo:text-align="left"/>
    </style:style>
    <style:style style:family="text" style:name="T294">
      <style:text-properties fo:font-family="Arial" style:font-family-complex="Arial" fo:font-weight="bold"/>
    </style:style>
    <style:style style:family="table-cell" style:name="ce119">
      <style:table-cell-properties style:direction="ltr" fo:border-top="0.01764cm solid #000000" fo:border-bottom="0.01764cm solid #000000" fo:border-left="0.01764cm solid #000000" fo:border-right="none" fo:padding-top="0cm" fo:padding-bottom="0cm" fo:padding-left="0.1905cm" fo:padding-right="0.1905cm" fo:wrap-option="wrap"/>
    </style:style>
    <style:style style:parent-style-name="668" style:family="paragraph" style:name="P227">
      <style:text-properties fo:font-family="Arial" style:font-family-complex="Arial" fo:font-weight="bold"/>
      <style:paragraph-properties fo:text-align="left"/>
    </style:style>
    <style:style style:family="text" style:name="T295">
      <style:text-properties fo:font-family="Arial" style:font-family-complex="Arial" fo:font-weight="bold"/>
    </style:style>
    <style:style style:family="table-cell" style:name="ce120">
      <style:table-cell-properties style:direction="ltr" fo:border="0.01764cm solid #000000" fo:padding-top="0cm" fo:padding-bottom="0cm" fo:padding-left="0.1905cm" fo:padding-right="0.1905cm" fo:wrap-option="wrap"/>
    </style:style>
    <style:style style:parent-style-name="668" style:family="paragraph" style:name="P228">
      <style:text-properties fo:font-family="Arial" style:font-family-complex="Arial" fo:font-weight="bold"/>
      <style:paragraph-properties fo:text-align="left"/>
    </style:style>
    <style:style style:family="text" style:name="T296">
      <style:text-properties fo:font-family="Arial" style:font-family-complex="Arial" fo:font-weight="bold"/>
    </style:style>
    <style:style style:parent-style-name="668" style:family="paragraph" style:name="P229">
      <style:text-properties fo:font-family="Arial" style:font-family-complex="Arial" fo:font-weight="bold"/>
      <style:paragraph-properties fo:text-align="left"/>
    </style:style>
    <style:style style:family="text" style:name="T297">
      <style:text-properties fo:font-family="Arial" style:font-family-complex="Arial" fo:font-weight="bold"/>
    </style:style>
    <style:style style:parent-style-name="668" style:family="paragraph" style:name="P230">
      <style:text-properties fo:font-family="Arial" style:font-family-complex="Arial"/>
      <style:paragraph-properties fo:text-align="left"/>
    </style:style>
    <style:style style:family="text" style:name="T298">
      <style:text-properties fo:font-family="Arial" style:font-family-complex="Arial"/>
    </style:style>
    <style:style style:parent-style-name="668" style:family="paragraph" style:name="P231">
      <style:text-properties fo:font-family="Arial" style:font-family-complex="Arial" fo:font-weight="bold"/>
      <style:paragraph-properties fo:text-align="left"/>
    </style:style>
    <style:style style:family="text" style:name="T299">
      <style:text-properties fo:font-family="Arial" style:font-family-complex="Arial" fo:font-weight="bold"/>
    </style:style>
  </office:automatic-styles>
  <office:body>
    <office:text text:use-soft-page-breaks="true">
      <table:table table:style-name="ta1">
        <table:table-columns>
          <table:table-column table:style-name="co1"/>
        </table:table-columns>
        <table:table-row table:style-name="ro1">
          <table:table-cell table:style-name="ce1">
            <text:p text:style-name="P51"><text:span text:style-name="T55"/><text:span/></text:p>
            <text:p text:style-name="P57"><text:span text:style-name="T56">PRÉ-PROJETO 20</text:span><text:span text:style-name="T57">2</text:span><text:span text:style-name="T58">4</text:span><text:span/></text:p>
            <text:p text:style-name="P58"><text:span text:style-name="T59"><text:s/></text:span><text:span text:style-name="T60"/><text:span/></text:p>
          </table:table-cell>
        </table:table-row>
      </table:table>
      <text:p text:style-name="P59"><text:span text:style-name="T61"/><text:span/></text:p>
      <table:table table:style-name="ta2">
        <table:table-columns>
          <table:table-column table:style-name="co2"/>
        </table:table-columns>
        <table:table-row table:style-name="ro2">
          <table:table-cell table:style-name="ce2">
            <text:p text:style-name="P60"><text:span text:style-name="T62">NOME: Vit</text:span><text:span text:style-name="T63">ória J</text:span><text:span text:style-name="T64">úlia Barbosa</text:span><text:span text:style-name="T65"><text:s text:c="26"/>Nº: 35</text:span><text:span text:style-name="T66"/><text:span/></text:p>
          </table:table-cell>
        </table:table-row>
        <table:table-row table:style-name="ro3">
          <table:table-cell table:style-name="ce3">
            <text:p text:style-name="P61"><text:span text:style-name="T67">TELEFONE: (45) 92001-8113</text:span><text:span text:style-name="T68"/><text:span/></text:p>
          </table:table-cell>
        </table:table-row>
        <table:table-row table:style-name="ro4">
          <table:table-cell table:style-name="ce4">
            <text:p text:style-name="P62"><text:span text:style-name="T69">E-MAIL: vitoria.julia.barbosa@escola.pr.gov.br</text:span><text:span text:style-name="T70"/><text:span/></text:p>
          </table:table-cell>
        </table:table-row>
        <table:table-row table:style-name="ro5">
          <table:table-cell table:style-name="ce5">
            <text:p text:style-name="P63"><text:span text:style-name="T71">CURSO : </text:span><text:span text:style-name="T72">TÉCNICO EM DESENVOLVIMENTO DE SISTEMAS<text:s text:c="5"/></text:span><text:span text:style-name="T73">SÉRIE:</text:span><text:span text:style-name="T74"> 3 ANO</text:span><text:span/></text:p>
          </table:table-cell>
        </table:table-row>
        <table:table-row table:style-name="ro6">
          <table:table-cell table:style-name="ce6">
            <text:p text:style-name="P64"><text:span text:style-name="T75">TURMA: C</text:span><text:span text:style-name="T76"/><text:span/></text:p>
          </table:table-cell>
        </table:table-row>
      </table:table>
      <text:p text:style-name="P65"><text:span text:style-name="T77"/><text:span/></text:p>
      <text:p text:style-name="P66"><text:span text:style-name="T78"/><text:span/></text:p>
      <text:p text:style-name="P67"><text:span text:style-name="T79">TITULO</text:span><text:span/></text:p>
      <table:table table:style-name="ta3">
        <table:table-columns>
          <table:table-column table:style-name="co3"/>
        </table:table-columns>
        <table:table-row table:style-name="ro7">
          <table:table-cell table:style-name="ce7">
            <text:p text:style-name="P68"><text:span/><text:bookmark-start text:name="_GoBack"/><text:span> Agendamento online de </text:span><text:bookmark-end text:name="_GoBack"/><text:span text:style-name="T80">Unhas para manicure e pedicure</text:span><text:span/></text:p>
          </table:table-cell>
        </table:table-row>
      </table:table>
      <text:p text:style-name="P69"><text:span text:style-name="T81"/><text:span/></text:p>
      <text:p text:style-name="P70"><text:span text:style-name="T82">INTRODUÇÃO<text:s text:c="3"/></text:span><text:span text:style-name="T83"><text:s text:c="51"/></text:span><text:span/></text:p>
      <table:table table:style-name="ta4">
        <table:table-columns>
          <table:table-column table:style-name="co4"/>
        </table:table-columns>
        <table:table-row table:style-name="ro8">
          <table:table-cell table:style-name="ce8">
            <text:p text:style-name="P71"><text:span text:style-name="T84"/><text:span/></text:p>
            <text:p text:style-name="P72"><text:span text:style-name="T85">Descrever um resumo daquilo que pretende desenvolver. </text:span><text:span text:style-name="T86"/><text:span/></text:p>
            <text:p text:style-name="P73"><text:span/><text:span/></text:p>
            <text:p text:style-name="P74"><text:span/><text:span/></text:p>
            <text:p text:style-name="P75"><text:span>Site: </text:span><text:span/></text:p>
            <text:p text:style-name="P76"><text:span text:style-name="T87"/><text:span text:style-name="T88">https://ric.cps.sp.gov.br/bitstream/123456789/9302/3/Aplicativo%20de%20agendamento%20online.pdf</text:span><text:span text:style-name="T89">historia dos agendamento</text:span><text:span/></text:p>
            <text:p text:style-name="P77"><text:span text:style-name="T90">por que as pessoas usam o site</text:span><text:span/></text:p>
            <text:p text:style-name="P78"><text:span text:style-name="T91">pq que fazer unhas </text:span><text:span text:style-name="T92">é importante</text:span><text:span/></text:p>
            <text:p text:style-name="P79"><text:span text:style-name="T93">pq que fazem unhasz hj em dia </text:span><text:span/></text:p>
            <text:p text:style-name="P80"><text:span text:style-name="T94"/><text:span text:style-name="T95"/></text:p>
            <text:p text:style-name="P81"><text:span text:style-name="T96">O presente trabalho visa desenvolver um aplicativo para empresários do </text:span><text:span text:style-name="T97">ramo das unhas, manicures e pedicures com o objetivo de trazer praticidade e </text:span><text:span text:style-name="T98">eficiência na realização e no agendamento de serviços, consequentemente gerando </text:span><text:span text:style-name="T99"/><text:span text:style-name="T100"/><text:span text:style-name="T101">mais conforto ao cliente, proporcionando um atendimento de qualidade e eficiente </text:span><text:span text:style-name="T102"/><text:span text:style-name="T103"/><text:span text:style-name="T104">garantindo a satisfação do cliente.</text:span><text:span text:style-name="T105"/><text:span text:style-name="T106"/><text:span text:style-name="T107"/><text:span text:style-name="T108"/></text:p>
            <text:p text:style-name="P82"><text:span text:style-name="T109"/><text:span text:style-name="T110">3<text:line-break/>METODOLOGIA<text:line-break/>O projeto visa criar um aplicativo com diversas páginas e atalhos. Na página<text:line-break/>de agendamento apenas escolhendo qual será seu serviço desejado e o dia de sua<text:line-break/>preferência aparecerá todos os horários disponíveis para a realização do serviço e<text:line-break/>com</text:span><text:span text:style-name="T111"> apenas um clique no horário desejado o cliente estará agendado, no aplicativo<text:line-break/>encontrará também mais páginas com informações importantes para o cliente, entre<text:line-break/>elas estão: “valores” o aplicativo apresentará uma tabela com os valores de cada<text:line-break/>serviço realiza</text:span><text:span text:style-name="T112">do no estabelecimento, “alguns trabalhos” será apresentado uma<text:line-break/>página com alguns exemplos de serviços realizados no estabelecimento, ”contatos”<text:line-break/>o sistema mostrará todos os contatos do estabelecimento, além disso o sistema<text:line-break/>enviará para o cliente uma mensage</text:span><text:span text:style-name="T113">m de confirmação através do aplicativo<text:line-break/>lembrando de seu dia, horário e serviço agendado.</text:span><text:span text:style-name="T114"/><text:span text:style-name="T115"/></text:p>
            <text:p text:style-name="P83"><text:span text:style-name="T116"/><text:span text:style-name="T117"/></text:p>
          </table:table-cell>
        </table:table-row>
      </table:table>
      <text:p text:style-name="P84"><text:span text:style-name="T118"/><text:span/></text:p>
      <text:p text:style-name="P85"><text:span text:style-name="T119">HIPÓTESE / SOLUÇÃO</text:span><text:span/></text:p>
      <table:table table:style-name="ta5">
        <table:table-columns>
          <table:table-column table:style-name="co5"/>
        </table:table-columns>
        <table:table-row table:style-name="ro9">
          <table:table-cell table:style-name="ce9">
            <text:p text:style-name="P86"><text:span text:style-name="T120"/><text:span/></text:p>
            <text:p text:style-name="P87"><text:span text:style-name="T121">Descrever os fatos que motivaram e os problemas que o mesmo irá sanar com a<text:s text:c="2"/>realização e desenvolvimento do trabalho.</text:span><text:span text:style-name="T122"/><text:span/></text:p>
            <text:p text:style-name="P88"><text:span text:style-name="T123"/><text:span/></text:p>
            <text:p text:style-name="P89"><text:span text:style-name="T124"/><text:span/></text:p>
          </table:table-cell>
        </table:table-row>
      </table:table>
      <text:p text:style-name="P90"><text:span text:style-name="T125"/><text:span/></text:p>
      <text:p text:style-name="P91"><text:span text:style-name="T126">DISCIPLINAS ENVOLVIDAS</text:span><text:span/></text:p>
      <table:table table:style-name="ta6">
        <table:table-columns>
          <table:table-column table:style-name="co6"/>
        </table:table-columns>
        <table:table-row table:style-name="ro10">
          <table:table-cell table:style-name="ce10">
            <text:p text:style-name="P92"><text:span text:style-name="T127"/><text:span/></text:p>
            <text:p text:style-name="P93"><text:span text:style-name="T128">Descrição das três disciplinas.</text:span><text:span text:style-name="T129"/><text:span/></text:p>
            <text:p text:style-name="P94"><text:span text:style-name="T130"/><text:span/></text:p>
            <text:p text:style-name="P95"><text:span text:style-name="T131"/><text:span/></text:p>
          </table:table-cell>
        </table:table-row>
      </table:table>
      <text:p text:style-name="P96"><text:span text:style-name="T132"/><text:span/></text:p>
      <text:p text:style-name="P97"><text:span text:style-name="T133">OBJETIVO GERAL</text:span><text:span/></text:p>
      <table:table table:style-name="ta7">
        <table:table-columns>
          <table:table-column table:style-name="co7"/>
        </table:table-columns>
        <table:table-row table:style-name="ro11">
          <table:table-cell table:style-name="ce11">
            <text:p text:style-name="P98"><text:span text:style-name="T134"/><text:span/></text:p>
            <text:p text:style-name="P99"><text:span text:style-name="T135">Determina o que se pretende realizar para obter resposta ao problema proposto, de um ponto de vista. O objetivo geral deve ser amplo e passível de ser desmembrado em objetivos específicos.</text:span><text:span text:style-name="T136"/><text:span/></text:p>
            <text:p text:style-name="P100"><text:span text:style-name="T137"/><text:span/></text:p>
          </table:table-cell>
        </table:table-row>
      </table:table>
      <text:p text:style-name="P101"><text:span text:style-name="T138"/><text:span/></text:p>
      <text:p text:style-name="P102"><text:span text:style-name="T139"/><text:span/></text:p>
      <text:p text:style-name="P103"><text:span text:style-name="T140"><text:s/></text:span><text:span text:style-name="T141">OBJETIVOS ESPECÍFICOS</text:span><text:span/></text:p>
      <table:table table:style-name="ta8">
        <table:table-columns>
          <table:table-column table:style-name="co8"/>
        </table:table-columns>
        <table:table-row table:style-name="ro12">
          <table:table-cell table:style-name="ce12">
            <text:p text:style-name="P104"><text:span text:style-name="T142"/><text:span/></text:p>
            <text:p text:style-name="P105"><text:span text:style-name="T143">Derivam do objetivo geral e apresentam as distintas ações que devem ser necessariamente desenvolvidas para o atingimento do objetivo geral.</text:span><text:span text:style-name="T144"/><text:span/></text:p>
            <text:p text:style-name="P106"><text:span text:style-name="T145"/><text:span/></text:p>
          </table:table-cell>
        </table:table-row>
      </table:table>
      <text:p text:style-name="P107"><text:span text:style-name="T146"/><text:span/></text:p>
      <text:p text:style-name="P108"><text:span text:style-name="T147"/><text:span/></text:p>
      <text:p text:style-name="P109"><text:span text:style-name="T148"><text:s/></text:span><text:span text:style-name="T149">PROCEDIMENTOS METODOLÓGICOS</text:span><text:span/></text:p>
      <table:table table:style-name="ta9">
        <table:table-columns>
          <table:table-column table:style-name="co9"/>
        </table:table-columns>
        <table:table-row table:style-name="ro13">
          <table:table-cell table:style-name="ce13">
            <text:p text:style-name="P110"><text:span text:style-name="T150">Descrição dos métodos e procedimentos que nortearão a busca de informações para responder o problema de pesquisa:</text:span><text:span text:style-name="T151"/><text:span/></text:p>
            <text:list text:style-name="WWNum1" text:continue-numbering="true">
              <text:list-item>
                <text:p text:style-name="P111"><text:span text:style-name="T152">Pesquisa Bibliográfica</text:span><text:span text:style-name="T153"/><text:span/></text:p>
              </text:list-item>
              <text:list-item>
                <text:p text:style-name="P112"><text:span text:style-name="T154">Pesquisa de campo</text:span><text:span/></text:p>
              </text:list-item>
              <text:list-item>
                <text:p text:style-name="P113"><text:span text:style-name="T155">Entrevista</text:span><text:span/></text:p>
              </text:list-item>
              <text:list-item>
                <text:p text:style-name="P114"><text:span text:style-name="T156">Levantamento das necessidades</text:span><text:span text:style-name="T157"/><text:span/></text:p>
              </text:list-item>
            </text:list>
          </table:table-cell>
        </table:table-row>
      </table:table>
      <text:p text:style-name="P115"><text:span text:style-name="T158"/><text:span/></text:p>
      <text:p text:style-name="P116"><text:span text:style-name="T159"><text:s/></text:span><text:span text:style-name="T160">BIBLIOGRAFIA</text:span><text:span/></text:p>
      <table:table table:style-name="ta10">
        <table:table-columns>
          <table:table-column table:style-name="co10"/>
        </table:table-columns>
        <table:table-row table:style-name="ro14">
          <table:table-cell table:style-name="ce14">
            <text:p text:style-name="P117"><text:span text:style-name="T161">Listar os principais LIVROS a serem pesquisados. (Mínimo 03 Bibliografias para cada disciplina, preferencialmente da biblioteca do CEEP)</text:span><text:span text:style-name="T162"/><text:span/></text:p>
            <text:p text:style-name="P118"><text:span text:style-name="T163"/><text:span/></text:p>
          </table:table-cell>
        </table:table-row>
      </table:table>
      <text:p text:style-name="P119"><text:span text:style-name="T164"/><text:span/></text:p>
      <text:p text:style-name="P120"><text:span text:style-name="T165"><text:s/></text:span><text:span text:style-name="T166">CRONOGRAMA DE ATIVIDADES</text:span><text:span/></text:p>
      <table:table table:style-name="ta11">
        <table:table-columns>
          <table:table-column table:style-name="co11"/>
          <table:table-column table:style-name="co12"/>
          <table:table-column table:style-name="co13"/>
          <table:table-column table:style-name="co14"/>
          <table:table-column table:style-name="co15"/>
          <table:table-column table:style-name="co16"/>
          <table:table-column table:style-name="co17"/>
          <table:table-column table:style-name="co18"/>
          <table:table-column table:style-name="co19"/>
          <table:table-column table:style-name="co20"/>
        </table:table-columns>
        <table:table-row table:style-name="ro15">
          <table:table-cell table:style-name="ce15">
            <text:p text:style-name="P121"><text:span text:style-name="T167">Atividades</text:span><text:span text:style-name="T168"/><text:span/></text:p>
          </table:table-cell>
          <table:table-cell table:style-name="ce16">
            <text:p text:style-name="P122"><text:span text:style-name="T169">Abr</text:span><text:span text:style-name="T170"/><text:span/></text:p>
          </table:table-cell>
          <table:table-cell table:style-name="ce17">
            <text:p text:style-name="P123"><text:span text:style-name="T171">Mai</text:span><text:span text:style-name="T172"/><text:span/></text:p>
          </table:table-cell>
          <table:table-cell table:style-name="ce18">
            <text:p text:style-name="P124"><text:span text:style-name="T173">Jun</text:span><text:span text:style-name="T174"/><text:span/></text:p>
          </table:table-cell>
          <table:table-cell table:style-name="ce19">
            <text:p text:style-name="P125"><text:span text:style-name="T175">Jul</text:span><text:span text:style-name="T176"/><text:span/></text:p>
          </table:table-cell>
          <table:table-cell table:style-name="ce20">
            <text:p text:style-name="P126"><text:span text:style-name="T177">Ago</text:span><text:span text:style-name="T178"/><text:span/></text:p>
          </table:table-cell>
          <table:table-cell table:style-name="ce21">
            <text:p text:style-name="P127"><text:span text:style-name="T179">Set</text:span><text:span text:style-name="T180"/><text:span/></text:p>
          </table:table-cell>
          <table:table-cell table:style-name="ce22">
            <text:p text:style-name="P128"><text:span text:style-name="T181">Out</text:span><text:span text:style-name="T182"/><text:span/></text:p>
          </table:table-cell>
          <table:table-cell table:style-name="ce23">
            <text:p text:style-name="P129"><text:span text:style-name="T183">Nov</text:span><text:span text:style-name="T184"/><text:span/></text:p>
          </table:table-cell>
          <table:table-cell table:style-name="ce24">
            <text:p text:style-name="P130"><text:span text:style-name="T185">Dez</text:span><text:span text:style-name="T186"/><text:span/></text:p>
          </table:table-cell>
        </table:table-row>
        <table:table-row table:style-name="ro16">
          <table:table-cell table:style-name="ce25">
            <text:p text:style-name="P131"><text:span text:style-name="T187">Referencial Teórico</text:span><text:span text:style-name="T188"/><text:span/></text:p>
          </table:table-cell>
          <table:table-cell table:style-name="ce26">
            <text:p text:style-name="P132"><text:span text:style-name="T189">x</text:span><text:span/></text:p>
          </table:table-cell>
          <table:table-cell table:style-name="ce27">
            <text:p text:style-name="P133"><text:span text:style-name="T190">x</text:span><text:span/></text:p>
          </table:table-cell>
          <table:table-cell table:style-name="ce28">
            <text:p text:style-name="P134"><text:span text:style-name="T191">x</text:span><text:span/></text:p>
          </table:table-cell>
          <table:table-cell table:style-name="ce29">
            <text:p text:style-name="P135"><text:span text:style-name="T192">x</text:span><text:span/></text:p>
          </table:table-cell>
          <table:table-cell table:style-name="ce30">
            <text:p text:style-name="P136"><text:span text:style-name="T193">x</text:span><text:span/></text:p>
          </table:table-cell>
          <table:table-cell table:style-name="ce31">
            <text:p text:style-name="P137"><text:span text:style-name="T194">x</text:span><text:span/></text:p>
          </table:table-cell>
          <table:table-cell table:style-name="ce32">
            <text:p text:style-name="P138"><text:span text:style-name="T195">x</text:span><text:span/></text:p>
          </table:table-cell>
          <table:table-cell table:style-name="ce33">
            <text:p text:style-name="P139"><text:span text:style-name="T196">x</text:span><text:span/></text:p>
          </table:table-cell>
          <table:table-cell table:style-name="ce34">
            <text:p text:style-name="P140"><text:span text:style-name="T197">x</text:span><text:span/></text:p>
          </table:table-cell>
        </table:table-row>
        <table:table-row table:style-name="ro17">
          <table:table-cell table:style-name="ce35">
            <text:p text:style-name="P141"><text:span text:style-name="T198">Escolha do tema</text:span><text:span text:style-name="T199"/><text:span/></text:p>
          </table:table-cell>
          <table:table-cell table:style-name="ce36">
            <text:p text:style-name="P142"><text:span text:style-name="T200">x</text:span><text:span/></text:p>
          </table:table-cell>
          <table:table-cell table:style-name="ce37">
            <text:p text:style-name="P143"><text:span text:style-name="T201"/><text:span/></text:p>
          </table:table-cell>
          <table:table-cell table:style-name="ce38">
            <text:p text:style-name="P144"><text:span text:style-name="T202"/><text:span/></text:p>
          </table:table-cell>
          <table:table-cell table:style-name="ce39">
            <text:p text:style-name="P145"><text:span text:style-name="T203"/><text:span/></text:p>
          </table:table-cell>
          <table:table-cell table:style-name="ce40">
            <text:p text:style-name="P146"><text:span text:style-name="T204"/><text:span/></text:p>
          </table:table-cell>
          <table:table-cell table:style-name="ce41">
            <text:p text:style-name="P147"><text:span text:style-name="T205"/><text:span/></text:p>
          </table:table-cell>
          <table:table-cell table:style-name="ce42">
            <text:p text:style-name="P148"><text:span text:style-name="T206"/><text:span/></text:p>
          </table:table-cell>
          <table:table-cell table:style-name="ce43">
            <text:p text:style-name="P149"><text:span text:style-name="T207"/><text:span/></text:p>
          </table:table-cell>
          <table:table-cell table:style-name="ce44">
            <text:p text:style-name="P150"><text:span text:style-name="T208"/><text:span/></text:p>
          </table:table-cell>
        </table:table-row>
        <table:table-row table:style-name="ro18">
          <table:table-cell table:style-name="ce45">
            <text:p text:style-name="P151"><text:span text:style-name="T209">Levantamento dos Requisitos</text:span><text:span text:style-name="T210"/><text:span/></text:p>
          </table:table-cell>
          <table:table-cell table:style-name="ce46">
            <text:p text:style-name="P152"><text:span text:style-name="T211">x</text:span><text:span/></text:p>
          </table:table-cell>
          <table:table-cell table:style-name="ce47">
            <text:p text:style-name="P153"><text:span text:style-name="T212">x</text:span><text:span/></text:p>
          </table:table-cell>
          <table:table-cell table:style-name="ce48">
            <text:p text:style-name="P154"><text:span text:style-name="T213"/><text:span/></text:p>
          </table:table-cell>
          <table:table-cell table:style-name="ce49">
            <text:p text:style-name="P155"><text:span text:style-name="T214"/><text:span/></text:p>
          </table:table-cell>
          <table:table-cell table:style-name="ce50">
            <text:p text:style-name="P156"><text:span text:style-name="T215"/><text:span/></text:p>
          </table:table-cell>
          <table:table-cell table:style-name="ce51">
            <text:p text:style-name="P157"><text:span text:style-name="T216"/><text:span/></text:p>
          </table:table-cell>
          <table:table-cell table:style-name="ce52">
            <text:p text:style-name="P158"><text:span text:style-name="T217"/><text:span/></text:p>
          </table:table-cell>
          <table:table-cell table:style-name="ce53">
            <text:p text:style-name="P159"><text:span text:style-name="T218"/><text:span/></text:p>
          </table:table-cell>
          <table:table-cell table:style-name="ce54">
            <text:p text:style-name="P160"><text:span text:style-name="T219"/><text:span/></text:p>
          </table:table-cell>
        </table:table-row>
        <table:table-row table:style-name="ro19">
          <table:table-cell table:style-name="ce55">
            <text:p text:style-name="P161"><text:span text:style-name="T220">Introdução<text:s text:c="2"/>e entrega do referencial teórico</text:span><text:span text:style-name="T221"/><text:span/></text:p>
          </table:table-cell>
          <table:table-cell table:style-name="ce56">
            <text:p text:style-name="P162"><text:span text:style-name="T222"/><text:span/></text:p>
          </table:table-cell>
          <table:table-cell table:style-name="ce57">
            <text:p text:style-name="P163"><text:span text:style-name="T223"/><text:span/></text:p>
          </table:table-cell>
          <table:table-cell table:style-name="ce58">
            <text:p text:style-name="P164"><text:span text:style-name="T224">x</text:span><text:span/></text:p>
          </table:table-cell>
          <table:table-cell table:style-name="ce59">
            <text:p text:style-name="P165"><text:span text:style-name="T225">x</text:span><text:span/></text:p>
          </table:table-cell>
          <table:table-cell table:style-name="ce60">
            <text:p text:style-name="P166"><text:span text:style-name="T226">x</text:span><text:span/></text:p>
          </table:table-cell>
          <table:table-cell table:style-name="ce61">
            <text:p text:style-name="P167"><text:span text:style-name="T227"/><text:span/></text:p>
          </table:table-cell>
          <table:table-cell table:style-name="ce62">
            <text:p text:style-name="P168"><text:span text:style-name="T228"/><text:span/></text:p>
          </table:table-cell>
          <table:table-cell table:style-name="ce63">
            <text:p text:style-name="P169"><text:span text:style-name="T229"/><text:span/></text:p>
          </table:table-cell>
          <table:table-cell table:style-name="ce64">
            <text:p text:style-name="P170"><text:span text:style-name="T230"/><text:span/></text:p>
          </table:table-cell>
        </table:table-row>
        <table:table-row table:style-name="ro20">
          <table:table-cell table:style-name="ce65">
            <text:p text:style-name="P171"><text:span text:style-name="T231">Modelagem</text:span><text:span/></text:p>
          </table:table-cell>
          <table:table-cell table:style-name="ce66">
            <text:p text:style-name="P172"><text:span text:style-name="T232"/><text:span/></text:p>
          </table:table-cell>
          <table:table-cell table:style-name="ce67">
            <text:p text:style-name="P173"><text:span text:style-name="T233">x</text:span><text:span/></text:p>
          </table:table-cell>
          <table:table-cell table:style-name="ce68">
            <text:p text:style-name="P174"><text:span text:style-name="T234">x</text:span><text:span/></text:p>
          </table:table-cell>
          <table:table-cell table:style-name="ce69">
            <text:p text:style-name="P175"><text:span text:style-name="T235">x</text:span><text:span/></text:p>
          </table:table-cell>
          <table:table-cell table:style-name="ce70">
            <text:p text:style-name="P176"><text:span text:style-name="T236">x</text:span><text:span/></text:p>
          </table:table-cell>
          <table:table-cell table:style-name="ce71">
            <text:p text:style-name="P177"><text:span text:style-name="T237">x</text:span><text:span/></text:p>
          </table:table-cell>
          <table:table-cell table:style-name="ce72">
            <text:p text:style-name="P178"><text:span text:style-name="T238"/><text:span/></text:p>
          </table:table-cell>
          <table:table-cell table:style-name="ce73">
            <text:p text:style-name="P179"><text:span text:style-name="T239"/><text:span/></text:p>
          </table:table-cell>
          <table:table-cell table:style-name="ce74">
            <text:p text:style-name="P180"><text:span text:style-name="T240"/><text:span/></text:p>
          </table:table-cell>
        </table:table-row>
        <table:table-row table:style-name="ro21">
          <table:table-cell table:style-name="ce75">
            <text:p text:style-name="P181"><text:span text:style-name="T241">Conclusão</text:span><text:span text:style-name="T242"/><text:span/></text:p>
          </table:table-cell>
          <table:table-cell table:style-name="ce76">
            <text:p text:style-name="P182"><text:span text:style-name="T243"/><text:span/></text:p>
          </table:table-cell>
          <table:table-cell table:style-name="ce77">
            <text:p text:style-name="P183"><text:span text:style-name="T244"/><text:span/></text:p>
          </table:table-cell>
          <table:table-cell table:style-name="ce78">
            <text:p text:style-name="P184"><text:span text:style-name="T245"/><text:span/></text:p>
          </table:table-cell>
          <table:table-cell table:style-name="ce79">
            <text:p text:style-name="P185"><text:span text:style-name="T246"/><text:span/></text:p>
          </table:table-cell>
          <table:table-cell table:style-name="ce80">
            <text:p text:style-name="P186"><text:span text:style-name="T247"/><text:span/></text:p>
          </table:table-cell>
          <table:table-cell table:style-name="ce81">
            <text:p text:style-name="P187"><text:span text:style-name="T248">x</text:span><text:span/></text:p>
          </table:table-cell>
          <table:table-cell table:style-name="ce82">
            <text:p text:style-name="P188"><text:span text:style-name="T249">x</text:span><text:span/></text:p>
          </table:table-cell>
          <table:table-cell table:style-name="ce83">
            <text:p text:style-name="P189"><text:span text:style-name="T250">x</text:span><text:span/></text:p>
          </table:table-cell>
          <table:table-cell table:style-name="ce84">
            <text:p text:style-name="P190"><text:span text:style-name="T251">x</text:span><text:span/></text:p>
          </table:table-cell>
        </table:table-row>
        <table:table-row table:style-name="ro22">
          <table:table-cell table:style-name="ce85">
            <text:p text:style-name="P191"><text:span text:style-name="T252">Entrega da versão para apresentação </text:span><text:span text:style-name="T253">na Expoceep</text:span><text:span/></text:p>
          </table:table-cell>
          <table:table-cell table:style-name="ce86">
            <text:p text:style-name="P192"><text:span text:style-name="T254"/><text:span/></text:p>
          </table:table-cell>
          <table:table-cell table:style-name="ce87">
            <text:p text:style-name="P193"><text:span text:style-name="T255"/><text:span/></text:p>
          </table:table-cell>
          <table:table-cell table:style-name="ce88">
            <text:p text:style-name="P194"><text:span text:style-name="T256"/><text:span/></text:p>
          </table:table-cell>
          <table:table-cell table:style-name="ce89">
            <text:p text:style-name="P195"><text:span text:style-name="T257"/><text:span/></text:p>
          </table:table-cell>
          <table:table-cell table:style-name="ce90">
            <text:p text:style-name="P196"><text:span text:style-name="T258"/><text:span/></text:p>
          </table:table-cell>
          <table:table-cell table:style-name="ce91">
            <text:p text:style-name="P197"><text:span text:style-name="T259"/><text:span/></text:p>
          </table:table-cell>
          <table:table-cell table:style-name="ce92">
            <text:p text:style-name="P198"><text:span text:style-name="T260">x</text:span><text:span/></text:p>
          </table:table-cell>
          <table:table-cell table:style-name="ce93">
            <text:p text:style-name="P199"><text:span text:style-name="T261">x</text:span><text:span/></text:p>
          </table:table-cell>
          <table:table-cell table:style-name="ce94">
            <text:p text:style-name="P200"><text:span text:style-name="T262">x</text:span><text:span/></text:p>
          </table:table-cell>
        </table:table-row>
        <table:table-row table:style-name="ro23">
          <table:table-cell table:style-name="ce95">
            <text:p text:style-name="P201"><text:span text:style-name="T263">Expoceep</text:span><text:span/></text:p>
          </table:table-cell>
          <table:table-cell table:style-name="ce96">
            <text:p text:style-name="P202"><text:span text:style-name="T264"/><text:span/></text:p>
          </table:table-cell>
          <table:table-cell table:style-name="ce97">
            <text:p text:style-name="P203"><text:span text:style-name="T265"/><text:span/></text:p>
          </table:table-cell>
          <table:table-cell table:style-name="ce98">
            <text:p text:style-name="P204"><text:span text:style-name="T266"/><text:span/></text:p>
          </table:table-cell>
          <table:table-cell table:style-name="ce99">
            <text:p text:style-name="P205"><text:span text:style-name="T267"/><text:span/></text:p>
          </table:table-cell>
          <table:table-cell table:style-name="ce100">
            <text:p text:style-name="P206"><text:span text:style-name="T268"/><text:span/></text:p>
          </table:table-cell>
          <table:table-cell table:style-name="ce101">
            <text:p text:style-name="P207"><text:span text:style-name="T269"/><text:span/></text:p>
          </table:table-cell>
          <table:table-cell table:style-name="ce102">
            <text:p text:style-name="P208"><text:span text:style-name="T270">x</text:span><text:span/></text:p>
          </table:table-cell>
          <table:table-cell table:style-name="ce103">
            <text:p text:style-name="P209"><text:span text:style-name="T271">x</text:span><text:span/></text:p>
          </table:table-cell>
          <table:table-cell table:style-name="ce104">
            <text:p text:style-name="P210"><text:span text:style-name="T272"/><text:span/></text:p>
          </table:table-cell>
        </table:table-row>
        <table:table-row table:style-name="ro24">
          <table:table-cell table:style-name="ce105">
            <text:p text:style-name="P211"><text:span text:style-name="T273">Entrega </text:span><text:span text:style-name="T274">com complementação</text:span><text:span text:style-name="T275"> versão final</text:span><text:span/></text:p>
            <text:p text:style-name="P212"><text:span text:style-name="T276">Corrigida</text:span><text:span text:style-name="T277"/><text:span/></text:p>
          </table:table-cell>
          <table:table-cell table:style-name="ce106">
            <text:p text:style-name="P213"><text:span text:style-name="T278"/><text:span/></text:p>
          </table:table-cell>
          <table:table-cell table:style-name="ce107">
            <text:p text:style-name="P214"><text:span text:style-name="T279"/><text:span/></text:p>
          </table:table-cell>
          <table:table-cell table:style-name="ce108">
            <text:p text:style-name="P215"><text:span text:style-name="T280"/><text:span/></text:p>
          </table:table-cell>
          <table:table-cell table:style-name="ce109">
            <text:p text:style-name="P216"><text:span text:style-name="T281"/><text:span/></text:p>
          </table:table-cell>
          <table:table-cell table:style-name="ce110">
            <text:p text:style-name="P217"><text:span text:style-name="T282"/><text:span/></text:p>
          </table:table-cell>
          <table:table-cell table:style-name="ce111">
            <text:p text:style-name="P218"><text:span text:style-name="T283"/><text:span/></text:p>
          </table:table-cell>
          <table:table-cell table:style-name="ce112">
            <text:p text:style-name="P219"><text:span text:style-name="T284">x</text:span><text:span/></text:p>
          </table:table-cell>
          <table:table-cell table:style-name="ce113">
            <text:p text:style-name="P220"><text:span text:style-name="T285">x</text:span><text:span/></text:p>
          </table:table-cell>
          <table:table-cell table:style-name="ce114">
            <text:p text:style-name="P221"><text:span text:style-name="T286">x</text:span><text:span/></text:p>
          </table:table-cell>
        </table:table-row>
      </table:table>
      <text:p text:style-name="P222"><text:span text:style-name="T287"/><text:span/></text:p>
      <table:table table:style-name="ta12">
        <table:table-columns>
          <table:table-column table:style-name="co21"/>
          <table:table-column table:style-name="co22"/>
          <table:table-column table:style-name="co23"/>
        </table:table-columns>
        <table:table-row table:style-name="ro25">
          <table:table-cell table:style-name="ce115">
            <text:p text:style-name="P223"><text:span text:style-name="T288">Autorizado</text:span><text:span text:style-name="T289"/><text:span/></text:p>
          </table:table-cell>
          <table:table-cell table:style-name="ce116">
            <text:p text:style-name="P224"><text:span text:style-name="T290">Professor(a)</text:span><text:span text:style-name="T291"/><text:span/></text:p>
          </table:table-cell>
          <table:table-cell table:style-name="ce117">
            <text:p text:style-name="P225"><text:span text:style-name="T292">Data</text:span><text:span text:style-name="T293"/><text:span/></text:p>
          </table:table-cell>
        </table:table-row>
        <table:table-row table:style-name="ro26">
          <table:table-cell table:style-name="ce118">
            <text:p text:style-name="P226"><text:span text:style-name="T294"/><text:span/></text:p>
          </table:table-cell>
          <table:table-cell table:style-name="ce119">
            <text:p text:style-name="P227"><text:span text:style-name="T295"/><text:span/></text:p>
          </table:table-cell>
          <table:table-cell table:style-name="ce120">
            <text:p text:style-name="P228"><text:span text:style-name="T296"/><text:span/></text:p>
            <text:p text:style-name="P229"><text:span text:style-name="T297"/><text:span/></text:p>
          </table:table-cell>
        </table:table-row>
      </table:table>
      <text:p text:style-name="P230"><text:span text:style-name="T298"/><text:span/></text:p>
      <text:p text:style-name="P231"><text:span text:style-name="T299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1" style:display-name="Header Char" style:family="text" style:name="43"/>
    <style:style style:parent-style-name="11" style:display-name="Footer Char" style:family="text" style:name="45"/>
    <style:style style:parent-style-name="677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67">
      <style:text-properties fo:color="#000000" fo:font-family="Times New Roman" style:font-family-asian="Times New Roman" style:font-family-complex="Times New Roman" fo:font-size="10pt" fo:language="pt" fo:country="BR"/>
      <style:paragraph-properties/>
    </style:style>
    <style:style style:parent-style-name="667" style:display-name="Standard" style:family="paragraph" style:name="668">
      <style:text-properties fo:font-family="Calibri" style:font-family-asian="Times New Roman" style:font-family-complex="Calibri" fo:font-size="11pt" fo:language="pt" fo:country="BR"/>
      <style:paragraph-properties/>
    </style:style>
    <style:style style:parent-style-name="668" style:display-name="Heading" style:family="paragraph" style:name="669">
      <style:text-properties fo:font-family="Liberation Sans" style:font-family-asian="Microsoft YaHei" style:font-family-complex="Lucida Sans" fo:font-size="14pt"/>
      <style:paragraph-properties fo:margin-top="12pt" fo:margin-bottom="6pt"/>
    </style:style>
    <style:style style:parent-style-name="668" style:display-name="Text body" style:family="paragraph" style:name="670">
      <style:paragraph-properties fo:line-height="120%" fo:margin-top="0pt" fo:margin-bottom="7pt"/>
    </style:style>
    <style:style style:parent-style-name="670" style:display-name="List" style:family="paragraph" style:name="671">
      <style:text-properties style:font-family-complex="FreeSans"/>
    </style:style>
    <style:style style:parent-style-name="668" style:display-name="Caption" style:family="paragraph" style:name="672">
      <style:text-properties style:font-family-complex="Lucida Sans" fo:font-size="12pt" fo:font-style="italic"/>
      <style:paragraph-properties fo:margin-top="6pt" fo:margin-bottom="6pt"/>
    </style:style>
    <style:style style:parent-style-name="668" style:display-name="Index" style:family="paragraph" style:name="673">
      <style:text-properties style:font-family-complex="FreeSans"/>
    </style:style>
    <style:style style:parent-style-name="668" style:display-name="Header and Footer" style:family="paragraph" style:name="674"/>
    <style:style style:parent-style-name="668" style:display-name="Header" style:family="paragraph" style:name="675">
      <style:text-properties style:font-family-complex="Times New Roman"/>
      <style:paragraph-properties>
        <style:tab-stops>
          <style:tab-stop style:position="7.499cm" style:type="center"/>
          <style:tab-stop style:position="15cm" style:type="right"/>
        </style:tab-stops>
      </style:paragraph-properties>
    </style:style>
    <style:style style:parent-style-name="668" style:display-name="Footer" style:family="paragraph" style:name="676">
      <style:text-properties style:font-family-complex="Times New Roman"/>
      <style:paragraph-properties>
        <style:tab-stops>
          <style:tab-stop style:position="7.499cm" style:type="center"/>
          <style:tab-stop style:position="15cm" style:type="right"/>
        </style:tab-stops>
      </style:paragraph-properties>
    </style:style>
    <style:style style:parent-style-name="668" style:display-name="Caption" style:family="paragraph" style:name="677">
      <style:text-properties style:font-family-complex="FreeSans" fo:font-size="12pt" fo:font-style="italic"/>
      <style:paragraph-properties fo:margin-top="6pt" fo:margin-bottom="6pt"/>
    </style:style>
    <style:style style:parent-style-name="668" style:display-name="Título1" style:family="paragraph" style:name="678">
      <style:text-properties fo:font-family="Liberation Sans" style:font-family-asian="Noto Sans CJK SC" style:font-family-complex="FreeSans" fo:font-size="14pt"/>
      <style:paragraph-properties fo:margin-top="12pt" fo:margin-bottom="6pt"/>
    </style:style>
    <style:style style:parent-style-name="668" style:display-name="Table Contents" style:family="paragraph" style:name="679"/>
    <style:style style:parent-style-name="679" style:display-name="Table Heading" style:family="paragraph" style:name="680">
      <style:text-properties fo:font-weight="bold"/>
      <style:paragraph-properties fo:text-align="center"/>
    </style:style>
    <style:style style:parent-style-name="668" style:display-name="Recuo de corpo de texto 31" style:family="paragraph" style:name="681">
      <style:text-properties fo:font-family="Arial" style:font-family-complex="Times New Roman" fo:font-size="12pt"/>
      <style:paragraph-properties fo:line-height="150%" fo:text-align="justify" fo:margin-left="3.001cm" fo:margin-right="0cm" fo:text-indent="0cm"/>
    </style:style>
    <style:style style:parent-style-name="668" style:display-name="Texto de balão1" style:family="paragraph" style:name="682">
      <style:text-properties fo:font-family="Tahoma" style:font-family-complex="Times New Roman" fo:font-size="8pt"/>
    </style:style>
    <style:style style:parent-style-name="667" style:display-name="Default Paragraph Font (WW)" style:family="text" style:name="683"/>
    <style:style style:parent-style-name="667" style:display-name="Internet link" style:family="text" style:name="684">
      <style:text-properties fo:color="#0000ff" style:text-underline-type="single" style:text-underline-style="solid" style:text-underline-width="auto" style:text-underline-color="font-color"/>
    </style:style>
    <style:style style:parent-style-name="667" style:display-name="Recuo de corpo de texto 3 Char" style:family="text" style:name="685">
      <style:text-properties fo:font-family="Arial" style:font-family-asian="Times New Roman" style:font-family-complex="Arial" fo:font-size="12pt"/>
    </style:style>
    <style:style style:parent-style-name="667" style:display-name="Cabeçalho Char" style:family="text" style:name="686">
      <style:text-properties style:font-family-asian="Times New Roman" style:font-family-complex="Calibri" fo:font-size="11pt"/>
    </style:style>
    <style:style style:parent-style-name="667" style:display-name="Texto de balão Char" style:family="text" style:name="687">
      <style:text-properties fo:font-family="Tahoma" style:font-family-asian="Times New Roman" style:font-family-complex="Tahoma" fo:font-size="8pt"/>
    </style:style>
    <style:style style:parent-style-name="667" style:display-name="WW8Num1z2" style:family="text" style:name="688">
      <style:text-properties fo:font-family="Wingdings" style:font-family-complex="Wingdings"/>
    </style:style>
    <style:style style:parent-style-name="667" style:display-name="Rodapé Char" style:family="text" style:name="689">
      <style:text-properties style:font-family-asian="Times New Roman" style:font-family-complex="Calibri" fo:font-size="11pt"/>
    </style:style>
    <style:style style:parent-style-name="667" style:display-name="WW8Num1z0" style:family="text" style:name="690">
      <style:text-properties fo:font-family="Courier New" style:font-family-complex="Courier New"/>
    </style:style>
    <style:style style:parent-style-name="667" style:display-name="WW8Num1z3" style:family="text" style:name="691">
      <style:text-properties fo:font-family="Symbol" style:font-family-complex="Symbol"/>
    </style:style>
    <style:style style:parent-style-name="667" style:display-name="WW8Num2z0" style:family="text" style:name="692"/>
    <style:style style:parent-style-name="667" style:display-name="Fonte parág. padrão1" style:family="text" style:name="693"/>
    <style:style style:parent-style-name="667" style:display-name="ListLabel 1" style:family="text" style:name="694">
      <style:text-properties style:font-family-complex="Courier New"/>
    </style:style>
    <style:style style:class="default" style:display-name="Default Paragraph Font" style:family="text" style:name="2163"/>
    <style:style style:family="text" style:name="T1">
      <style:text-properties fo:font-family="Courier New"/>
    </style:style>
    <text:list-style style:name="WWNum1">
      <text:list-level-style-bullet text:level="1" text:style-name="T1" text:bullet-char="o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Courier New"/>
      </text:list-level-style-bullet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.54cm" fo:margin-bottom="2.54cm" fo:margin-left="3.175cm" fo:margin-right="3.175cm"/>
      <style:header-style>
        <style:header-footer-properties svg:height="1.249cm" fo:min-height="1.249cm"/>
      </style:header-style>
      <style:footer-style>
        <style:header-footer-properties svg:height="1.27cm" fo:min-height="1.27cm"/>
      </style:footer-style>
    </style:page-layout>
    <style:page-layout style:name="Mpm2">
      <style:page-layout-properties fo:page-width="21cm" fo:page-height="29.7cm" style:print-orientation="portrait" fo:margin-top="2.54cm" fo:margin-bottom="2.54cm" fo:margin-left="3.175cm" fo:margin-right="3.175cm"/>
      <style:header-style>
        <style:header-footer-properties svg:height="1.249cm" fo:min-height="1.249cm"/>
      </style:header-style>
      <style:footer-style>
        <style:header-footer-properties svg:height="1.27cm" fo:min-height="1.27cm"/>
      </style:footer-style>
    </style:page-layout>
    <style:style style:parent-style-name="675" style:family="paragraph" style:name="P46">
      <style:paragraph-properties fo:text-align="center">
        <style:tab-stops>
          <style:tab-stop style:position="5.502cm" style:type="center"/>
          <style:tab-stop style:position="15cm" style:type="right"/>
        </style:tab-stops>
      </style:paragraph-properties>
    </style:style>
    <style:style style:parent-style-name="Graphics" style:family="graphic" style:name="gr3">
      <style:graphic-properties draw:fill="none" draw:ole-draw-aspect="1" draw:stroke="none" fo:background-color="transparent"/>
    </style:style>
    <style:style style:family="graphic" style:name="gr4">
      <style:graphic-properties draw:fill="none" style:repeat="stretch" draw:stroke="none" style:wrap="run-through" fo:background-color="transparent"/>
    </style:style>
    <style:style style:family="text" style:name="T37">
      <style:text-properties fo:color="#000000" fo:font-family="Arial" style:font-family-complex="Arial" fo:font-size="8pt" fo:letter-spacing="0.95pt" fo:font-weight="bold"/>
    </style:style>
    <style:style style:parent-style-name="675" style:family="paragraph" style:name="P47">
      <style:paragraph-properties/>
    </style:style>
    <style:style style:family="text" style:name="T38">
      <style:text-properties fo:font-family="SimSun" style:font-family-asian="SimSun" style:font-family-complex="SimSun"/>
    </style:style>
    <style:style style:family="text" style:name="T39">
      <style:text-properties fo:color="#000000" fo:font-family="Calibri" style:font-family-complex="Arial" fo:font-size="8pt" fo:font-weight="bold"/>
    </style:style>
    <style:style style:family="text" style:name="T40">
      <style:text-properties fo:color="#000000" style:font-family-complex="Arial" fo:font-size="8pt" fo:language="pt" fo:country="BR" fo:font-weight="bold"/>
    </style:style>
    <style:style style:family="text" style:name="T41">
      <style:text-properties fo:color="#000000" fo:font-family="Calibri" style:font-family-complex="Arial" fo:font-size="8pt" fo:font-weight="bold"/>
    </style:style>
    <style:style style:parent-style-name="675" style:family="paragraph" style:name="P48">
      <style:paragraph-properties fo:text-align="center">
        <style:tab-stops>
          <style:tab-stop style:position="6.5cm" style:type="center"/>
          <style:tab-stop style:position="15cm" style:type="right"/>
        </style:tab-stops>
      </style:paragraph-properties>
    </style:style>
    <style:style style:parent-style-name="684" style:family="text" style:name="T42">
      <style:text-properties/>
    </style:style>
    <style:style style:parent-style-name="684" style:family="text" style:name="T43">
      <style:text-properties/>
    </style:style>
    <style:style style:parent-style-name="684" style:family="text" style:name="T44">
      <style:text-properties fo:font-family="Arial" style:font-family-complex="Arial" fo:font-size="8pt"/>
    </style:style>
    <style:style style:parent-style-name="675" style:family="paragraph" style:name="P49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family="text" style:name="T45">
      <style:text-properties style:font-family-asian="Calibri" style:font-family-complex="Calibri"/>
    </style:style>
    <style:style style:parent-style-name="676" style:family="paragraph" style:name="P50">
      <style:paragraph-properties/>
    </style:style>
    <style:style style:parent-style-name="675" style:family="paragraph" style:name="P52">
      <style:paragraph-properties fo:text-align="center">
        <style:tab-stops>
          <style:tab-stop style:position="5.502cm" style:type="center"/>
          <style:tab-stop style:position="15cm" style:type="right"/>
        </style:tab-stops>
      </style:paragraph-properties>
    </style:style>
    <style:style style:parent-style-name="Graphics" style:family="graphic" style:name="gr5">
      <style:graphic-properties draw:fill="none" draw:ole-draw-aspect="1" draw:stroke="none" fo:background-color="transparent"/>
    </style:style>
    <style:style style:family="graphic" style:name="gr6">
      <style:graphic-properties draw:fill="none" style:repeat="stretch" draw:stroke="none" style:wrap="run-through" style:run-through="background" fo:background-color="transparent"/>
    </style:style>
    <style:style style:family="text" style:name="T46">
      <style:text-properties fo:color="#000000" fo:font-family="Arial" style:font-family-complex="Arial" fo:font-size="8pt" fo:letter-spacing="0.95pt" fo:font-weight="bold"/>
    </style:style>
    <style:style style:parent-style-name="675" style:family="paragraph" style:name="P53">
      <style:paragraph-properties/>
    </style:style>
    <style:style style:family="text" style:name="T47">
      <style:text-properties fo:font-family="SimSun" style:font-family-asian="SimSun" style:font-family-complex="SimSun"/>
    </style:style>
    <style:style style:family="text" style:name="T48">
      <style:text-properties fo:color="#000000" fo:font-family="Calibri" style:font-family-complex="Arial" fo:font-size="8pt" fo:font-weight="bold"/>
    </style:style>
    <style:style style:family="text" style:name="T49">
      <style:text-properties fo:color="#000000" style:font-family-complex="Arial" fo:font-size="8pt" fo:language="pt" fo:country="BR" fo:font-weight="bold"/>
    </style:style>
    <style:style style:family="text" style:name="T50">
      <style:text-properties fo:color="#000000" fo:font-family="Calibri" style:font-family-complex="Arial" fo:font-size="8pt" fo:font-weight="bold"/>
    </style:style>
    <style:style style:parent-style-name="675" style:family="paragraph" style:name="P54">
      <style:paragraph-properties fo:text-align="center">
        <style:tab-stops>
          <style:tab-stop style:position="6.5cm" style:type="center"/>
          <style:tab-stop style:position="15cm" style:type="right"/>
        </style:tab-stops>
      </style:paragraph-properties>
    </style:style>
    <style:style style:parent-style-name="684" style:family="text" style:name="T51">
      <style:text-properties/>
    </style:style>
    <style:style style:parent-style-name="684" style:family="text" style:name="T52">
      <style:text-properties/>
    </style:style>
    <style:style style:parent-style-name="684" style:family="text" style:name="T53">
      <style:text-properties fo:font-family="Arial" style:font-family-complex="Arial" fo:font-size="8pt"/>
    </style:style>
    <style:style style:parent-style-name="675" style:family="paragraph" style:name="P55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family="text" style:name="T54">
      <style:text-properties style:font-family-asian="Calibri" style:font-family-complex="Calibri"/>
    </style:style>
    <style:style style:parent-style-name="676" style:family="paragraph" style:name="P56">
      <style:paragraph-properties/>
    </style:style>
  </office:automatic-styles>
  <office:master-styles>
    <style:master-page style:name="Standard" style:page-layout-name="Mpm1">
      <style:footer>
        <text:p text:style-name="P50"><text:span/><text:span/></text:p>
      </style:footer>
      <style:header>
        <text:p text:style-name="P46"><text:span/><text:bookmark-start text:name="_Hlk252534110"/><text:span/><text:bookmark-start text:name="OLE_LINK66"/><text:span/><text:bookmark-start text:name="OLE_LINK65"/><text:span/><draw:frame draw:style-name="gr3" text:anchor-type="as-char" svg:width="1.771cm" svg:height="1.348cm" svg:x="0cm" svg:y="0cm"><draw:object-ole xlink:href="Object 1.docx" xlink:type="simple" xlink:show="embed" xlink:actuate="onLoad"/><draw:image xlink:href="Pictures/image1.png" xlink:type="simple" xlink:show="embed" xlink:actuate="onLoad"/></draw:frame><text:span text:style-name="T37">CENTRO ESTADUAL DE EDUCAÇÃO PROFISSIONAL PEDRO BOARETTO NETO</text:span><text:bookmark-end text:name="_Hlk252534110"/><text:span/><text:bookmark-end text:name="OLE_LINK66"/><text:span/><text:bookmark-end text:name="OLE_LINK65"/><text:span/><text:span/></text:p>
        <text:p text:style-name="P47"><text:span text:style-name="T38"><text:s text:c="2"/></text:span><text:span text:style-name="T39">Res. Nº: 2418/01 – DOE: 26/10/2001 – Res. Rec. Nº: 6061/2011 – DOE: 02/02/201</text:span><text:span text:style-name="T40">2</text:span><text:span text:style-name="T41"> -<text:s text:c="2"/>(45)3226-2369<text:s text:c="2"/>-<text:s text:c="2"/>Cascavel<text:s text:c="2"/>-PR</text:span><text:span/></text:p>
        <text:p text:style-name="P48"><text:span/><text:a xlink:href="http://www.ceepcascavel.com.br/" xlink:type="simple">http://www.ceepcascavel.com.br</text:a><text:span/><text:span/></text:p>
        <text:p text:style-name="P49"><text:span text:style-name="T45"><text:s/></text:span><text:span><text:tab/></text:span><text:span/></text:p>
      </style:header>
    </style:master-page>
    <style:master-page style:name="MasterPage2" style:page-layout-name="Mpm2">
      <style:footer>
        <text:p text:style-name="P56"><text:span/><text:span/></text:p>
      </style:footer>
      <style:header>
        <text:p text:style-name="P52"><text:span/><text:bookmark-start text:name="_Hlk252534110"/><text:span/><text:bookmark-start text:name="OLE_LINK66"/><text:span/><text:bookmark-start text:name="OLE_LINK65"/><text:span/><draw:frame draw:style-name="gr5" text:anchor-type="as-char" svg:width="1.771cm" svg:height="1.348cm" svg:x="0cm" svg:y="0cm"><draw:object-ole xlink:href="Object 1.docx" xlink:type="simple" xlink:show="embed" xlink:actuate="onLoad"/><draw:image xlink:href="Pictures/image1.png" xlink:type="simple" xlink:show="embed" xlink:actuate="onLoad"/></draw:frame><text:span text:style-name="T46">CENTRO ESTADUAL DE EDUCAÇÃO PROFISSIONAL PEDRO BOARETTO NETO</text:span><text:bookmark-end text:name="_Hlk252534110"/><text:span/><text:bookmark-end text:name="OLE_LINK66"/><text:span/><text:bookmark-end text:name="OLE_LINK65"/><text:span/><text:span/></text:p>
        <text:p text:style-name="P53"><text:span text:style-name="T47"><text:s text:c="2"/></text:span><text:span text:style-name="T48">Res. Nº: 2418/01 – DOE: 26/10/2001 – Res. Rec. Nº: 6061/2011 – DOE: 02/02/201</text:span><text:span text:style-name="T49">2</text:span><text:span text:style-name="T50"> -<text:s text:c="2"/>(45)3226-2369<text:s text:c="2"/>-<text:s text:c="2"/>Cascavel<text:s text:c="2"/>-PR</text:span><text:span/></text:p>
        <text:p text:style-name="P54"><text:span/><text:a xlink:href="http://www.ceepcascavel.com.br/" xlink:type="simple">http://www.ceepcascavel.com.br</text:a><text:span/><text:span/></text:p>
        <text:p text:style-name="P55"><text:span text:style-name="T54"><text:s/></text:span><text:span><text:tab/></text:span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